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style:font-name="Calibri" fo:font-size="18pt" style:font-name-asian="Calibri" style:font-size-asian="18pt" style:font-name-complex="Calibri" style:font-size-complex="18pt"/>
    </style:style>
    <style:style style:name="T2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5_2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5_3" style:family="text">
      <style:text-properties fo:color="#0c343d"/>
    </style:style>
    <style:style style:name="T5_4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>
      <style:text-properties style:font-name="Calibri" fo:font-size="10pt" style:font-name-asian="Calibri" style:font-size-asian="10pt" style:font-name-complex="Calibri" style:font-size-complex="10pt"/>
    </style:style>
    <style:style style:name="T6_2" style:family="text">
      <style:text-properties style:font-name="Calibri" fo:font-size="10pt" style:font-name-asian="Calibri" style:font-size-asian="10pt" style:font-name-complex="Calibri" style:font-size-complex="10pt"/>
    </style:style>
    <style:style style:name="T6_3" style:family="text">
      <style:text-properties style:font-name="Calibri" fo:font-size="10pt" style:font-name-asian="Calibri" style:font-size-asian="10pt" style:font-name-complex="Calibri" style:font-size-complex="10pt"/>
    </style:style>
    <style:style style:name="T6_4" style:family="text">
      <style:text-properties style:font-name="Calibri" fo:font-size="10pt" style:font-name-asian="Calibri" style:font-size-asian="10pt" style:font-name-complex="Calibri" style:font-size-complex="10pt"/>
    </style:style>
    <style:style style:name="T6_5" style:family="text">
      <style:text-properties style:font-name="Calibri" fo:font-size="10pt" style:font-name-asian="Calibri" style:font-size-asian="10pt" style:font-name-complex="Calibri" style:font-size-complex="10pt"/>
    </style:style>
    <style:style style:name="T6_6" style:family="text">
      <style:text-properties style:font-name="Calibri" fo:font-size="10pt" style:font-name-asian="Calibri" style:font-size-asian="10pt" style:font-name-complex="Calibri" style:font-size-complex="10pt"/>
    </style:style>
    <style:style style:name="T6_7" style:family="text">
      <style:text-properties style:font-name="Calibri" fo:font-size="10pt" style:font-name-asian="Calibri" style:font-size-asian="10pt" style:font-name-complex="Calibri" style:font-size-complex="10pt"/>
    </style:style>
    <style:style style:name="T6_8" style:family="text">
      <style:text-properties style:font-name="Calibri" fo:font-size="10pt" style:font-name-asian="Calibri" style:font-size-asian="10pt" style:font-name-complex="Calibri" style:font-size-complex="10pt"/>
    </style:style>
    <style:style style:name="T6_9" style:family="text">
      <style:text-properties style:font-name="Calibri" fo:font-size="10pt" style:font-name-asian="Calibri" style:font-size-asian="10pt" style:font-name-complex="Calibri" style:font-size-complex="10pt"/>
    </style:style>
    <style:style style:name="T6_10" style:family="text">
      <style:text-properties style:font-name="Calibri" fo:font-size="10pt" style:font-name-asian="Calibri" style:font-size-asian="10pt" style:font-name-complex="Calibri" style:font-size-complex="10pt"/>
    </style:style>
    <style:style style:name="T6_11" style:family="text">
      <style:text-properties style:font-name="Calibri" fo:font-size="10pt" style:font-name-asian="Calibri" style:font-size-asian="10pt" style:font-name-complex="Calibri" style:font-size-complex="10pt"/>
    </style:style>
    <style:style style:name="T6_12" style:family="text">
      <style:text-properties style:font-name="Calibri" fo:font-size="10pt" style:font-name-asian="Calibri" style:font-size-asian="10pt" style:font-name-complex="Calibri" style:font-size-complex="10pt"/>
    </style:style>
    <style:style style:name="T6_13" style:family="text">
      <style:text-properties style:font-name="Calibri" fo:font-size="10pt" style:font-name-asian="Calibri" style:font-size-asian="10pt" style:font-name-complex="Calibri" style:font-size-complex="10pt"/>
    </style:style>
    <style:style style:name="T6_14" style:family="text">
      <style:text-properties style:font-name="Calibri" fo:font-size="10pt" style:font-name-asian="Calibri" style:font-size-asian="10pt" style:font-name-complex="Calibri" style:font-size-complex="10pt"/>
    </style:style>
    <style:style style:name="T6_15" style:family="text">
      <style:text-properties style:font-name="Calibri" fo:font-size="10pt" style:font-name-asian="Calibri" style:font-size-asian="10pt" style:font-name-complex="Calibri" style:font-size-complex="10pt"/>
    </style:style>
    <style:style style:name="T6_16" style:family="text">
      <style:text-properties style:font-name="Calibri" fo:font-size="10pt" style:font-name-asian="Calibri" style:font-size-asian="10pt" style:font-name-complex="Calibri" style:font-size-complex="10pt"/>
    </style:style>
    <style:style style:name="T6_17" style:family="text">
      <style:text-properties style:font-name="Calibri" fo:font-size="10pt" style:font-name-asian="Calibri" style:font-size-asian="10pt" style:font-name-complex="Calibri" style:font-size-complex="10pt"/>
    </style:style>
    <style:style style:name="T6_18" style:family="text">
      <style:text-properties style:font-name="Calibri" fo:font-size="10pt" style:font-name-asian="Calibri" style:font-size-asian="10pt" style:font-name-complex="Calibri" style:font-size-complex="10pt"/>
    </style:style>
    <style:style style:name="T6_19" style:family="text">
      <style:text-properties style:font-name="Calibri" fo:font-size="10pt" style:font-name-asian="Calibri" style:font-size-asian="10pt" style:font-name-complex="Calibri" style:font-size-complex="10pt"/>
    </style:style>
    <style:style style:name="T6_20" style:family="text">
      <style:text-properties style:font-name="Calibri" fo:font-size="10pt" style:font-name-asian="Calibri" style:font-size-asian="10pt" style:font-name-complex="Calibri" style:font-size-complex="10pt"/>
    </style:style>
    <style:style style:name="T6_21" style:family="text">
      <style:text-properties style:font-name="Calibri" fo:font-size="10pt" style:font-name-asian="Calibri" style:font-size-asian="10pt" style:font-name-complex="Calibri" style:font-size-complex="10pt"/>
    </style:style>
    <style:style style:name="T6_22" style:family="text">
      <style:text-properties style:font-name="Calibri" fo:font-size="10pt" style:font-name-asian="Calibri" style:font-size-asian="10pt" style:font-name-complex="Calibri" style:font-size-complex="10pt"/>
    </style:style>
    <style:style style:name="T6_23" style:family="text">
      <style:text-properties style:font-name="Calibri" fo:font-size="10pt" style:font-name-asian="Calibri" style:font-size-asian="10pt" style:font-name-complex="Calibri" style:font-size-complex="10pt"/>
    </style:style>
    <style:style style:name="T6_24" style:family="text">
      <style:text-properties style:font-name="Calibri" fo:font-size="10pt" style:font-name-asian="Calibri" style:font-size-asian="10pt" style:font-name-complex="Calibri" style:font-size-complex="10pt"/>
    </style:style>
    <style:style style:name="T6_25" style:family="text">
      <style:text-properties style:font-name="Calibri" fo:font-size="10pt" style:font-name-asian="Calibri" style:font-size-asian="10pt" style:font-name-complex="Calibri" style:font-size-complex="10pt"/>
    </style:style>
    <style:style style:name="T6_26" style:family="text">
      <style:text-properties style:font-name="Calibri" fo:font-size="10pt" style:font-name-asian="Calibri" style:font-size-asian="10pt" style:font-name-complex="Calibri" style:font-size-complex="10pt"/>
    </style:style>
    <style:style style:name="T6_27" style:family="text">
      <style:text-properties style:font-name="Calibri" fo:font-size="10pt" style:font-name-asian="Calibri" style:font-size-asian="10pt" style:font-name-complex="Calibri" style:font-size-complex="10pt"/>
    </style:style>
    <style:style style:name="T6_28" style:family="text">
      <style:text-properties style:font-name="Calibri" fo:font-size="10pt" style:font-name-asian="Calibri" style:font-size-asian="10pt" style:font-name-complex="Calibri" style:font-size-complex="10pt"/>
    </style:style>
    <style:style style:name="T6_29" style:family="text">
      <style:text-properties style:font-name="Calibri" fo:font-size="10pt" style:font-name-asian="Calibri" style:font-size-asian="10pt" style:font-name-complex="Calibri" style:font-size-complex="10pt"/>
    </style:style>
    <style:style style:name="T6_30" style:family="text">
      <style:text-properties style:font-name="Calibri" fo:font-size="10pt" style:font-name-asian="Calibri" style:font-size-asian="10pt" style:font-name-complex="Calibri" style:font-size-complex="10pt"/>
    </style:style>
    <style:style style:name="T6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3" style:family="text">
      <style:text-properties style:font-name="Calibri" fo:font-size="10pt" style:font-name-asian="Calibri" style:font-size-asian="10pt" style:font-name-complex="Calibri" style:font-size-complex="10pt"/>
    </style:style>
    <style:style style:name="T6_3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6" style:family="text">
      <style:text-properties style:font-name="Calibri" fo:font-size="10pt" style:font-name-asian="Calibri" style:font-size-asian="10pt" style:font-name-complex="Calibri" style:font-size-complex="10pt"/>
    </style:style>
    <style:style style:name="T6_3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38" style:family="text">
      <style:text-properties style:font-name="Calibri" fo:font-size="10pt" style:font-name-asian="Calibri" style:font-size-asian="10pt" style:font-name-complex="Calibri" style:font-size-complex="10pt"/>
    </style:style>
    <style:style style:name="T6_39" style:family="text">
      <style:text-properties style:font-name="Calibri" fo:font-size="10pt" style:font-name-asian="Calibri" style:font-size-asian="10pt" style:font-name-complex="Calibri" style:font-size-complex="10pt"/>
    </style:style>
    <style:style style:name="T6_40" style:family="text">
      <style:text-properties style:font-name="Calibri" fo:font-size="10pt" style:font-name-asian="Calibri" style:font-size-asian="10pt" style:font-name-complex="Calibri" style:font-size-complex="10pt"/>
    </style:style>
    <style:style style:name="T6_41" style:family="text">
      <style:text-properties style:font-name="Calibri" fo:font-size="10pt" style:font-name-asian="Calibri" style:font-size-asian="10pt" style:font-name-complex="Calibri" style:font-size-complex="10pt"/>
    </style:style>
    <style:style style:name="T6_42" style:family="text">
      <style:text-properties style:font-name="Calibri" fo:font-size="10pt" style:font-name-asian="Calibri" style:font-size-asian="10pt" style:font-name-complex="Calibri" style:font-size-complex="10pt"/>
    </style:style>
    <style:style style:name="T6_43" style:family="text">
      <style:text-properties style:font-name="Calibri" fo:font-size="10pt" style:font-name-asian="Calibri" style:font-size-asian="10pt" style:font-name-complex="Calibri" style:font-size-complex="10pt"/>
    </style:style>
    <style:style style:name="T6_44" style:family="text">
      <style:text-properties style:font-name="Calibri" fo:font-size="10pt" style:font-name-asian="Calibri" style:font-size-asian="10pt" style:font-name-complex="Calibri" style:font-size-complex="10pt"/>
    </style:style>
    <style:style style:name="T6_45" style:family="text">
      <style:text-properties style:font-name="Calibri" fo:font-size="10pt" style:font-name-asian="Calibri" style:font-size-asian="10pt" style:font-name-complex="Calibri" style:font-size-complex="10pt"/>
    </style:style>
    <style:style style:name="T6_46" style:family="text">
      <style:text-properties style:font-name="Calibri" fo:font-size="10pt" style:font-name-asian="Calibri" style:font-size-asian="10pt" style:font-name-complex="Calibri" style:font-size-complex="10pt"/>
    </style:style>
    <style:style style:name="T6_47" style:family="text">
      <style:text-properties style:font-name="Calibri" fo:font-size="10pt" style:font-name-asian="Calibri" style:font-size-asian="10pt" style:font-name-complex="Calibri" style:font-size-complex="10pt"/>
    </style:style>
    <style:style style:name="T6_48" style:family="text">
      <style:text-properties style:font-name="Calibri" fo:font-size="10pt" style:font-name-asian="Calibri" style:font-size-asian="10pt" style:font-name-complex="Calibri" style:font-size-complex="10pt"/>
    </style:style>
    <style:style style:name="T6_49" style:family="text">
      <style:text-properties style:font-name="Calibri" fo:font-size="10pt" style:font-name-asian="Calibri" style:font-size-asian="10pt" style:font-name-complex="Calibri" style:font-size-complex="10pt"/>
    </style:style>
    <style:style style:name="T6_50" style:family="text">
      <style:text-properties style:font-name="Calibri" fo:font-size="10pt" style:font-name-asian="Calibri" style:font-size-asian="10pt" style:font-name-complex="Calibri" style:font-size-complex="10pt"/>
    </style:style>
    <style:style style:name="T6_51" style:family="text">
      <style:text-properties style:font-name="Calibri" fo:font-size="10pt" style:font-name-asian="Calibri" style:font-size-asian="10pt" style:font-name-complex="Calibri" style:font-size-complex="10pt"/>
    </style:style>
    <style:style style:name="T6_52" style:family="text">
      <style:text-properties style:font-name="Calibri" fo:font-size="10pt" style:font-name-asian="Calibri" style:font-size-asian="10pt" style:font-name-complex="Calibri" style:font-size-complex="10pt"/>
    </style:style>
    <style:style style:name="T6_53" style:family="text">
      <style:text-properties style:font-name="Calibri" fo:font-size="10pt" style:font-name-asian="Calibri" style:font-size-asian="10pt" style:font-name-complex="Calibri" style:font-size-complex="10pt"/>
    </style:style>
    <style:style style:name="T6_54" style:family="text">
      <style:text-properties style:font-name="Calibri" fo:font-size="10pt" style:font-name-asian="Calibri" style:font-size-asian="10pt" style:font-name-complex="Calibri" style:font-size-complex="10pt"/>
    </style:style>
    <style:style style:name="T6_55" style:family="text">
      <style:text-properties style:font-name="Calibri" fo:font-size="10pt" style:font-name-asian="Calibri" style:font-size-asian="10pt" style:font-name-complex="Calibri" style:font-size-complex="10pt"/>
    </style:style>
    <style:style style:name="T6_56" style:family="text">
      <style:text-properties style:font-name="Calibri" fo:font-size="10pt" style:font-name-asian="Calibri" style:font-size-asian="10pt" style:font-name-complex="Calibri" style:font-size-complex="10pt"/>
    </style:style>
    <style:style style:name="T6_57" style:family="text">
      <style:text-properties style:font-name="Calibri" fo:font-size="10pt" style:font-name-asian="Calibri" style:font-size-asian="10pt" style:font-name-complex="Calibri" style:font-size-complex="10pt"/>
    </style:style>
    <style:style style:name="T6_58" style:family="text">
      <style:text-properties style:font-name="Calibri" fo:font-size="10pt" style:font-name-asian="Calibri" style:font-size-asian="10pt" style:font-name-complex="Calibri" style:font-size-complex="10pt"/>
    </style:style>
    <style:style style:name="T6_59" style:family="text">
      <style:text-properties style:font-name="Calibri" fo:font-size="10pt" style:font-name-asian="Calibri" style:font-size-asian="10pt" style:font-name-complex="Calibri" style:font-size-complex="10pt"/>
    </style:style>
    <style:style style:name="T6_60" style:family="text">
      <style:text-properties style:font-name="Calibri" fo:font-size="10pt" style:font-name-asian="Calibri" style:font-size-asian="10pt" style:font-name-complex="Calibri" style:font-size-complex="10pt"/>
    </style:style>
    <style:style style:name="T6_61" style:family="text">
      <style:text-properties style:font-name="Calibri" fo:font-size="10pt" style:font-name-asian="Calibri" style:font-size-asian="10pt" style:font-name-complex="Calibri" style:font-size-complex="10pt"/>
    </style:style>
    <style:style style:name="T6_62" style:family="text">
      <style:text-properties style:font-name="Calibri" fo:font-size="10pt" style:font-name-asian="Calibri" style:font-size-asian="10pt" style:font-name-complex="Calibri" style:font-size-complex="10pt"/>
    </style:style>
    <style:style style:name="T6_63" style:family="text">
      <style:text-properties style:font-name="Calibri" fo:font-size="10pt" style:font-name-asian="Calibri" style:font-size-asian="10pt" style:font-name-complex="Calibri" style:font-size-complex="10pt"/>
    </style:style>
    <style:style style:name="T6_64" style:family="text">
      <style:text-properties style:font-name="Calibri" fo:font-size="10pt" style:font-name-asian="Calibri" style:font-size-asian="10pt" style:font-name-complex="Calibri" style:font-size-complex="10pt"/>
    </style:style>
    <style:style style:name="T6_65" style:family="text">
      <style:text-properties style:font-name="Calibri" fo:font-size="10pt" style:font-name-asian="Calibri" style:font-size-asian="10pt" style:font-name-complex="Calibri" style:font-size-complex="10pt"/>
    </style:style>
    <style:style style:name="T6_66" style:family="text">
      <style:text-properties style:font-name="Calibri" fo:font-size="10pt" style:font-name-asian="Calibri" style:font-size-asian="10pt" style:font-name-complex="Calibri" style:font-size-complex="10pt"/>
    </style:style>
    <style:style style:name="T6_67" style:family="text">
      <style:text-properties style:font-name="Calibri" fo:font-size="10pt" style:font-name-asian="Calibri" style:font-size-asian="10pt" style:font-name-complex="Calibri" style:font-size-complex="10pt"/>
    </style:style>
    <style:style style:name="T6_68" style:family="text">
      <style:text-properties style:font-name="Calibri" fo:font-size="10pt" style:font-name-asian="Calibri" style:font-size-asian="10pt" style:font-name-complex="Calibri" style:font-size-complex="10pt"/>
    </style:style>
    <style:style style:name="T6_69" style:family="text">
      <style:text-properties style:font-name="Calibri" fo:font-size="10pt" style:font-name-asian="Calibri" style:font-size-asian="10pt" style:font-name-complex="Calibri" style:font-size-complex="10pt"/>
    </style:style>
    <style:style style:name="T6_70" style:family="text">
      <style:text-properties style:font-name="Calibri" fo:font-size="10pt" style:font-name-asian="Calibri" style:font-size-asian="10pt" style:font-name-complex="Calibri" style:font-size-complex="10pt"/>
    </style:style>
    <style:style style:name="T6_71" style:family="text">
      <style:text-properties style:font-name="Calibri" fo:font-size="10pt" style:font-name-asian="Calibri" style:font-size-asian="10pt" style:font-name-complex="Calibri" style:font-size-complex="10pt"/>
    </style:style>
    <style:style style:name="T6_72" style:family="text">
      <style:text-properties style:font-name="Calibri" fo:font-size="10pt" style:font-name-asian="Calibri" style:font-size-asian="10pt" style:font-name-complex="Calibri" style:font-size-complex="10pt"/>
    </style:style>
    <style:style style:name="T6_73" style:family="text">
      <style:text-properties style:font-name="Calibri" fo:font-size="10pt" style:font-name-asian="Calibri" style:font-size-asian="10pt" style:font-name-complex="Calibri" style:font-size-complex="10pt"/>
    </style:style>
    <style:style style:name="T6_74" style:family="text">
      <style:text-properties style:font-name="Calibri" fo:font-size="10pt" style:font-name-asian="Calibri" style:font-size-asian="10pt" style:font-name-complex="Calibri" style:font-size-complex="10pt"/>
    </style:style>
    <style:style style:name="T6_75" style:family="text">
      <style:text-properties style:font-name="Calibri" fo:font-size="10pt" style:font-name-asian="Calibri" style:font-size-asian="10pt" style:font-name-complex="Calibri" style:font-size-complex="10pt"/>
    </style:style>
    <style:style style:name="T6_76" style:family="text">
      <style:text-properties style:font-name="Calibri" fo:font-size="10pt" style:font-name-asian="Calibri" style:font-size-asian="10pt" style:font-name-complex="Calibri" style:font-size-complex="10pt"/>
    </style:style>
    <style:style style:name="T6_77" style:family="text">
      <style:text-properties style:font-name="Calibri" fo:font-size="10pt" style:font-name-asian="Calibri" style:font-size-asian="10pt" style:font-name-complex="Calibri" style:font-size-complex="10pt"/>
    </style:style>
    <style:style style:name="T6_78" style:family="text">
      <style:text-properties style:font-name="Calibri" fo:font-size="10pt" style:font-name-asian="Calibri" style:font-size-asian="10pt" style:font-name-complex="Calibri" style:font-size-complex="10pt"/>
    </style:style>
    <style:style style:name="T6_79" style:family="text">
      <style:text-properties style:font-name="Calibri" fo:font-size="10pt" style:font-name-asian="Calibri" style:font-size-asian="10pt" style:font-name-complex="Calibri" style:font-size-complex="10pt"/>
    </style:style>
    <style:style style:name="T6_80" style:family="text">
      <style:text-properties style:font-name="Calibri" fo:font-size="10pt" style:font-name-asian="Calibri" style:font-size-asian="10pt" style:font-name-complex="Calibri" style:font-size-complex="10pt"/>
    </style:style>
    <style:style style:name="T6_81" style:family="text">
      <style:text-properties style:font-name="Calibri" fo:font-size="10pt" style:font-name-asian="Calibri" style:font-size-asian="10pt" style:font-name-complex="Calibri" style:font-size-complex="10pt"/>
    </style:style>
    <style:style style:name="T6_82" style:family="text">
      <style:text-properties style:font-name="Calibri" fo:font-size="10pt" style:font-name-asian="Calibri" style:font-size-asian="10pt" style:font-name-complex="Calibri" style:font-size-complex="10pt"/>
    </style:style>
    <style:style style:name="T6_83" style:family="text">
      <style:text-properties style:font-name="Calibri" fo:font-size="10pt" style:font-name-asian="Calibri" style:font-size-asian="10pt" style:font-name-complex="Calibri" style:font-size-complex="10pt"/>
    </style:style>
    <style:style style:name="T6_84" style:family="text">
      <style:text-properties style:font-name="Calibri" fo:font-size="10pt" style:font-name-asian="Calibri" style:font-size-asian="10pt" style:font-name-complex="Calibri" style:font-size-complex="10pt"/>
    </style:style>
    <style:style style:name="T6_85" style:family="text">
      <style:text-properties style:font-name="Calibri" fo:font-size="10pt" style:font-name-asian="Calibri" style:font-size-asian="10pt" style:font-name-complex="Calibri" style:font-size-complex="10pt"/>
    </style:style>
    <style:style style:name="T6_86" style:family="text">
      <style:text-properties style:font-name="Calibri" fo:font-size="10pt" style:font-name-asian="Calibri" style:font-size-asian="10pt" style:font-name-complex="Calibri" style:font-size-complex="10pt"/>
    </style:style>
    <style:style style:name="T6_87" style:family="text">
      <style:text-properties style:font-name="Calibri" fo:font-size="10pt" style:font-name-asian="Calibri" style:font-size-asian="10pt" style:font-name-complex="Calibri" style:font-size-complex="10pt"/>
    </style:style>
    <style:style style:name="T6_88" style:family="text">
      <style:text-properties style:font-name="Calibri" fo:font-size="10pt" style:font-name-asian="Calibri" style:font-size-asian="10pt" style:font-name-complex="Calibri" style:font-size-complex="10pt"/>
    </style:style>
    <style:style style:name="T6_89" style:family="text">
      <style:text-properties style:font-name="Calibri" fo:font-size="10pt" style:font-name-asian="Calibri" style:font-size-asian="10pt" style:font-name-complex="Calibri" style:font-size-complex="10pt"/>
    </style:style>
    <style:style style:name="T6_90" style:family="text">
      <style:text-properties style:font-name="Calibri" fo:font-size="10pt" style:font-name-asian="Calibri" style:font-size-asian="10pt" style:font-name-complex="Calibri" style:font-size-complex="10pt"/>
    </style:style>
    <style:style style:name="T6_91" style:family="text">
      <style:text-properties style:font-name="Calibri" fo:font-size="10pt" style:font-name-asian="Calibri" style:font-size-asian="10pt" style:font-name-complex="Calibri" style:font-size-complex="10pt"/>
    </style:style>
    <style:style style:name="T6_92" style:family="text">
      <style:text-properties style:font-name="Calibri" fo:font-size="10pt" style:font-name-asian="Calibri" style:font-size-asian="10pt" style:font-name-complex="Calibri" style:font-size-complex="10pt"/>
    </style:style>
    <style:style style:name="T6_93" style:family="text">
      <style:text-properties style:font-name="Calibri" fo:font-size="10pt" style:font-name-asian="Calibri" style:font-size-asian="10pt" style:font-name-complex="Calibri" style:font-size-complex="10pt"/>
    </style:style>
    <style:style style:name="T6_94" style:family="text">
      <style:text-properties style:font-name="Calibri" fo:font-size="10pt" style:font-name-asian="Calibri" style:font-size-asian="10pt" style:font-name-complex="Calibri" style:font-size-complex="10pt"/>
    </style:style>
    <style:style style:name="T6_9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98" style:family="text">
      <style:text-properties style:font-name="Calibri" fo:font-size="10pt" style:font-name-asian="Calibri" style:font-size-asian="10pt" style:font-name-complex="Calibri" style:font-size-complex="10pt"/>
    </style:style>
    <style:style style:name="T6_99" style:family="text">
      <style:text-properties style:font-name="Calibri" fo:font-size="10pt" style:font-name-asian="Calibri" style:font-size-asian="10pt" style:font-name-complex="Calibri" style:font-size-complex="10pt"/>
    </style:style>
    <style:style style:name="T6_100" style:family="text">
      <style:text-properties style:font-name="Calibri" fo:font-size="10pt" style:font-name-asian="Calibri" style:font-size-asian="10pt" style:font-name-complex="Calibri" style:font-size-complex="10pt"/>
    </style:style>
    <style:style style:name="T6_10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0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0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0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05" style:family="text">
      <style:text-properties style:font-name="Calibri" fo:font-size="10pt" style:font-name-asian="Calibri" style:font-size-asian="10pt" style:font-name-complex="Calibri" style:font-size-complex="10pt"/>
    </style:style>
    <style:style style:name="T6_106" style:family="text">
      <style:text-properties style:font-name="Calibri" fo:font-size="10pt" style:font-name-asian="Calibri" style:font-size-asian="10pt" style:font-name-complex="Calibri" style:font-size-complex="10pt"/>
    </style:style>
    <style:style style:name="T6_107" style:family="text">
      <style:text-properties style:font-name="Calibri" fo:font-size="10pt" style:font-name-asian="Calibri" style:font-size-asian="10pt" style:font-name-complex="Calibri" style:font-size-complex="10pt"/>
    </style:style>
    <style:style style:name="T6_108" style:family="text">
      <style:text-properties style:font-name="Calibri" fo:font-size="10pt" style:font-name-asian="Calibri" style:font-size-asian="10pt" style:font-name-complex="Calibri" style:font-size-complex="10pt"/>
    </style:style>
    <style:style style:name="T6_109" style:family="text">
      <style:text-properties style:font-name="Calibri" fo:font-size="10pt" style:font-name-asian="Calibri" style:font-size-asian="10pt" style:font-name-complex="Calibri" style:font-size-complex="10pt"/>
    </style:style>
    <style:style style:name="T6_110" style:family="text">
      <style:text-properties style:font-name="Calibri" fo:font-size="10pt" style:font-name-asian="Calibri" style:font-size-asian="10pt" style:font-name-complex="Calibri" style:font-size-complex="10pt"/>
    </style:style>
    <style:style style:name="T6_111" style:family="text">
      <style:text-properties style:font-name="Calibri" fo:font-size="10pt" style:font-name-asian="Calibri" style:font-size-asian="10pt" style:font-name-complex="Calibri" style:font-size-complex="10pt"/>
    </style:style>
    <style:style style:name="T6_112" style:family="text">
      <style:text-properties style:font-name="Calibri" fo:font-size="10pt" style:font-name-asian="Calibri" style:font-size-asian="10pt" style:font-name-complex="Calibri" style:font-size-complex="10pt"/>
    </style:style>
    <style:style style:name="T6_113" style:family="text">
      <style:text-properties style:font-name="Calibri" fo:font-size="10pt" style:font-name-asian="Calibri" style:font-size-asian="10pt" style:font-name-complex="Calibri" style:font-size-complex="10pt"/>
    </style:style>
    <style:style style:name="T6_114" style:family="text">
      <style:text-properties style:font-name="Calibri" fo:font-size="10pt" style:font-name-asian="Calibri" style:font-size-asian="10pt" style:font-name-complex="Calibri" style:font-size-complex="10pt"/>
    </style:style>
    <style:style style:name="T6_115" style:family="text">
      <style:text-properties style:font-name="Calibri" fo:font-size="10pt" style:font-name-asian="Calibri" style:font-size-asian="10pt" style:font-name-complex="Calibri" style:font-size-complex="10pt"/>
    </style:style>
    <style:style style:name="T6_116" style:family="text">
      <style:text-properties style:font-name="Calibri" fo:font-size="10pt" style:font-name-asian="Calibri" style:font-size-asian="10pt" style:font-name-complex="Calibri" style:font-size-complex="10pt"/>
    </style:style>
    <style:style style:name="T6_117" style:family="text">
      <style:text-properties style:font-name="Calibri" fo:font-size="10pt" style:font-name-asian="Calibri" style:font-size-asian="10pt" style:font-name-complex="Calibri" style:font-size-complex="10pt"/>
    </style:style>
    <style:style style:name="T6_118" style:family="text">
      <style:text-properties style:font-name="Calibri" fo:font-size="10pt" style:font-name-asian="Calibri" style:font-size-asian="10pt" style:font-name-complex="Calibri" style:font-size-complex="10pt"/>
    </style:style>
    <style:style style:name="T6_119" style:family="text">
      <style:text-properties style:font-name="Calibri" fo:font-size="10pt" style:font-name-asian="Calibri" style:font-size-asian="10pt" style:font-name-complex="Calibri" style:font-size-complex="10pt"/>
    </style:style>
    <style:style style:name="T6_120" style:family="text">
      <style:text-properties style:font-name="Calibri" fo:font-size="10pt" style:font-name-asian="Calibri" style:font-size-asian="10pt" style:font-name-complex="Calibri" style:font-size-complex="10pt"/>
    </style:style>
    <style:style style:name="T6_121" style:family="text">
      <style:text-properties style:font-name="Calibri" fo:font-size="10pt" style:font-name-asian="Calibri" style:font-size-asian="10pt" style:font-name-complex="Calibri" style:font-size-complex="10pt"/>
    </style:style>
    <style:style style:name="T6_122" style:family="text">
      <style:text-properties style:font-name="Calibri" fo:font-size="10pt" style:font-name-asian="Calibri" style:font-size-asian="10pt" style:font-name-complex="Calibri" style:font-size-complex="10pt"/>
    </style:style>
    <style:style style:name="T6_123" style:family="text">
      <style:text-properties style:font-name="Calibri" fo:font-size="10pt" style:font-name-asian="Calibri" style:font-size-asian="10pt" style:font-name-complex="Calibri" style:font-size-complex="10pt"/>
    </style:style>
    <style:style style:name="T6_124" style:family="text">
      <style:text-properties style:font-name="Calibri" fo:font-size="10pt" style:font-name-asian="Calibri" style:font-size-asian="10pt" style:font-name-complex="Calibri" style:font-size-complex="10pt"/>
    </style:style>
    <style:style style:name="T6_125" style:family="text">
      <style:text-properties style:font-name="Calibri" fo:font-size="10pt" style:font-name-asian="Calibri" style:font-size-asian="10pt" style:font-name-complex="Calibri" style:font-size-complex="10pt"/>
    </style:style>
    <style:style style:name="T6_126" style:family="text">
      <style:text-properties style:font-name="Calibri" fo:font-size="10pt" style:font-name-asian="Calibri" style:font-size-asian="10pt" style:font-name-complex="Calibri" style:font-size-complex="10pt"/>
    </style:style>
    <style:style style:name="T6_127" style:family="text">
      <style:text-properties style:font-name="Calibri" fo:font-size="10pt" style:font-name-asian="Calibri" style:font-size-asian="10pt" style:font-name-complex="Calibri" style:font-size-complex="10pt"/>
    </style:style>
    <style:style style:name="T6_128" style:family="text">
      <style:text-properties style:font-name="Calibri" fo:font-size="10pt" style:font-name-asian="Calibri" style:font-size-asian="10pt" style:font-name-complex="Calibri" style:font-size-complex="10pt"/>
    </style:style>
    <style:style style:name="T6_129" style:family="text">
      <style:text-properties style:font-name="Calibri" fo:font-size="10pt" style:font-name-asian="Calibri" style:font-size-asian="10pt" style:font-name-complex="Calibri" style:font-size-complex="10pt"/>
    </style:style>
    <style:style style:name="T6_130" style:family="text">
      <style:text-properties style:font-name="Calibri" fo:font-size="10pt" style:font-name-asian="Calibri" style:font-size-asian="10pt" style:font-name-complex="Calibri" style:font-size-complex="10pt"/>
    </style:style>
    <style:style style:name="T6_1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32" style:family="text">
      <style:text-properties style:font-name="Calibri" fo:font-size="10pt" style:font-name-asian="Calibri" style:font-size-asian="10pt" style:font-name-complex="Calibri" style:font-size-complex="10pt"/>
    </style:style>
    <style:style style:name="T6_1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34" style:family="text">
      <style:text-properties style:font-name="Calibri" fo:font-size="10pt" style:font-name-asian="Calibri" style:font-size-asian="10pt" style:font-name-complex="Calibri" style:font-size-complex="10pt"/>
    </style:style>
    <style:style style:name="T6_135" style:family="text">
      <style:text-properties style:font-name="Calibri" fo:font-size="10pt" style:font-name-asian="Calibri" style:font-size-asian="10pt" style:font-name-complex="Calibri" style:font-size-complex="10pt"/>
    </style:style>
    <style:style style:name="T6_136" style:family="text">
      <style:text-properties style:font-name="Calibri" fo:font-size="10pt" style:font-name-asian="Calibri" style:font-size-asian="10pt" style:font-name-complex="Calibri" style:font-size-complex="10pt"/>
    </style:style>
    <style:style style:name="T6_13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6_138" style:family="text">
      <style:text-properties style:font-name="Calibri" fo:font-size="10pt" style:font-name-asian="Calibri" style:font-size-asian="10pt" style:font-name-complex="Calibri" style:font-size-complex="10pt"/>
    </style:style>
    <style:style style:name="T6_139" style:family="text">
      <style:text-properties style:font-name="Calibri" fo:font-size="10pt" style:font-name-asian="Calibri" style:font-size-asian="10pt" style:font-name-complex="Calibri" style:font-size-complex="10pt"/>
    </style:style>
    <style:style style:name="T6_140" style:family="text">
      <style:text-properties style:font-name="Calibri" fo:font-size="10pt" style:font-name-asian="Calibri" style:font-size-asian="10pt" style:font-name-complex="Calibri" style:font-size-complex="10pt"/>
    </style:style>
    <style:style style:name="T6_141" style:family="text">
      <style:text-properties style:font-name="Calibri" fo:font-size="10pt" style:font-name-asian="Calibri" style:font-size-asian="10pt" style:font-name-complex="Calibri" style:font-size-complex="10pt"/>
    </style:style>
    <style:style style:name="T6_142" style:family="text">
      <style:text-properties style:font-name="Calibri" fo:font-size="10pt" style:font-name-asian="Calibri" style:font-size-asian="10pt" style:font-name-complex="Calibri" style:font-size-complex="10pt"/>
    </style:style>
    <style:style style:name="T6_143" style:family="text">
      <style:text-properties style:font-name="Calibri" fo:font-size="10pt" style:font-name-asian="Calibri" style:font-size-asian="10pt" style:font-name-complex="Calibri" style:font-size-complex="10pt"/>
    </style:style>
    <style:style style:name="T6_144" style:family="text">
      <style:text-properties style:font-name="Calibri" fo:font-size="10pt" style:font-name-asian="Calibri" style:font-size-asian="10pt" style:font-name-complex="Calibri" style:font-size-complex="10pt"/>
    </style:style>
    <style:style style:name="T6_145" style:family="text">
      <style:text-properties style:font-name="Calibri" fo:font-size="10pt" style:font-name-asian="Calibri" style:font-size-asian="10pt" style:font-name-complex="Calibri" style:font-size-complex="10pt"/>
    </style:style>
    <style:style style:name="T6_146" style:family="text"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break-before="auto" fo:line-height="100%" style:writing-mode="lr-tb"/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8_2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8_3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6" style:family="text"/>
    <style:style style:name="T9_7" style:family="text">
      <style:text-properties style:font-name="Calibri" fo:font-size="10pt" style:font-name-asian="Calibri" style:font-size-asian="10pt" style:font-name-complex="Calibri" style:font-size-complex="10pt"/>
    </style:style>
    <style:style style:name="T9_8" style:family="text">
      <style:text-properties style:font-name="Calibri" fo:font-size="10pt" style:font-name-asian="Calibri" style:font-size-asian="10pt" style:font-name-complex="Calibri" style:font-size-complex="10pt"/>
    </style:style>
    <style:style style:name="T9_9" style:family="text">
      <style:text-properties style:font-name="Calibri" fo:font-size="10pt" style:font-name-asian="Calibri" style:font-size-asian="10pt" style:font-name-complex="Calibri" style:font-size-complex="10pt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/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/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0_1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/>
    </style:style>
    <style:style style:name="T11_17" style:family="text">
      <style:text-properties style:font-name="Calibri" fo:font-size="10pt" style:font-name-asian="Calibri" style:font-size-asian="10pt" style:font-name-complex="Calibri" style:font-size-complex="10pt"/>
    </style:style>
    <style:style style:name="T11_18" style:family="text">
      <style:text-properties style:font-name="Calibri" fo:font-size="10pt" style:font-name-asian="Calibri" style:font-size-asian="10pt" style:font-name-complex="Calibri" style:font-size-complex="10pt"/>
    </style:style>
    <style:style style:name="T11_19" style:family="text">
      <style:text-properties style:font-name="Calibri" fo:font-size="10pt" style:font-name-asian="Calibri" style:font-size-asian="10pt" style:font-name-complex="Calibri" style:font-size-complex="10pt"/>
    </style:style>
    <style:style style:name="T11_20" style:family="text">
      <style:text-properties style:font-name="Calibri" fo:font-size="10pt" style:font-name-asian="Calibri" style:font-size-asian="10pt" style:font-name-complex="Calibri" style:font-size-complex="10pt"/>
    </style:style>
    <style:style style:name="T11_2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2" style:family="text">
      <style:text-properties style:font-name="Calibri" fo:font-size="10pt" style:font-name-asian="Calibri" style:font-size-asian="10pt" style:font-name-complex="Calibri" style:font-size-complex="10pt"/>
    </style:style>
    <style:style style:name="T11_23" style:family="text">
      <style:text-properties style:font-name="Calibri" fo:font-size="10pt" style:font-name-asian="Calibri" style:font-size-asian="10pt" style:font-name-complex="Calibri" style:font-size-complex="10pt"/>
    </style:style>
    <style:style style:name="T11_24" style:family="text">
      <style:text-properties style:font-name="Calibri" fo:font-size="10pt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style:font-name="Calibri" fo:font-size="10pt" style:font-name-asian="Calibri" style:font-size-asian="10pt" style:font-name-complex="Calibri" style:font-size-complex="10pt"/>
    </style:style>
    <style:style style:name="T12_18" style:family="text">
      <style:text-properties style:font-name="Calibri" fo:font-size="10pt" style:font-name-asian="Calibri" style:font-size-asian="10pt" style:font-name-complex="Calibri" style:font-size-complex="10pt"/>
    </style:style>
    <style:style style:name="T12_19" style:family="text">
      <style:text-properties style:font-name="Calibri" fo:font-size="10pt" style:font-name-asian="Calibri" style:font-size-asian="10pt" style:font-name-complex="Calibri" style:font-size-complex="10pt"/>
    </style:style>
    <style:style style:name="T12_20" style:family="text">
      <style:text-properties style:font-name="Calibri" fo:font-size="10pt" style:font-name-asian="Calibri" style:font-size-asian="10pt" style:font-name-complex="Calibri" style:font-size-complex="10pt"/>
    </style:style>
    <style:style style:name="T12_2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2" style:family="text">
      <style:text-properties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T13_16" style:family="text">
      <style:text-properties style:font-name="Calibri" fo:font-size="10pt" style:font-name-asian="Calibri" style:font-size-asian="10pt" style:font-name-complex="Calibri" style:font-size-complex="10pt"/>
    </style:style>
    <style:style style:name="T13_17" style:family="text">
      <style:text-properties style:font-name="Calibri" fo:font-size="10pt" style:font-name-asian="Calibri" style:font-size-asian="10pt" style:font-name-complex="Calibri" style:font-size-complex="10pt"/>
    </style:style>
    <style:style style:name="T13_18" style:family="text">
      <style:text-properties style:font-name="Calibri" fo:font-size="10pt" style:font-name-asian="Calibri" style:font-size-asian="10pt" style:font-name-complex="Calibri" style:font-size-complex="10pt"/>
    </style:style>
    <style:style style:name="T13_19" style:family="text">
      <style:text-properties style:font-name="Calibri" fo:font-size="10pt" style:font-name-asian="Calibri" style:font-size-asian="10pt" style:font-name-complex="Calibri" style:font-size-complex="10pt"/>
    </style:style>
    <style:style style:name="T13_20" style:family="text">
      <style:text-properties style:font-name="Calibri" fo:font-size="10pt" style:font-name-asian="Calibri" style:font-size-asian="10pt" style:font-name-complex="Calibri" style:font-size-complex="10pt"/>
    </style:style>
    <style:style style:name="T13_21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3" style:family="text"/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T14_16" style:family="text">
      <style:text-properties style:font-name="Calibri" fo:font-size="10pt" style:font-name-asian="Calibri" style:font-size-asian="10pt" style:font-name-complex="Calibri" style:font-size-complex="10pt"/>
    </style:style>
    <style:style style:name="T14_17" style:family="text">
      <style:text-properties style:font-name="Calibri" fo:font-size="10pt" style:font-name-asian="Calibri" style:font-size-asian="10pt" style:font-name-complex="Calibri" style:font-size-complex="10pt"/>
    </style:style>
    <style:style style:name="T14_18" style:family="text">
      <style:text-properties style:font-name="Calibri" fo:font-size="10pt" style:font-name-asian="Calibri" style:font-size-asian="10pt" style:font-name-complex="Calibri" style:font-size-complex="10pt"/>
    </style:style>
    <style:style style:name="T14_19" style:family="text">
      <style:text-properties style:font-name="Calibri" fo:font-size="10pt" style:font-name-asian="Calibri" style:font-size-asian="10pt" style:font-name-complex="Calibri" style:font-size-complex="10pt"/>
    </style:style>
    <style:style style:name="T14_20" style:family="text">
      <style:text-properties style:font-name="Calibri" fo:font-size="10pt" style:font-name-asian="Calibri" style:font-size-asian="10pt" style:font-name-complex="Calibri" style:font-size-complex="10pt"/>
    </style:style>
    <style:style style:name="T14_2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2" style:family="text">
      <style:text-properties style:font-name="Calibri" fo:font-size="10pt" style:font-name-asian="Calibri" style:font-size-asian="10pt" style:font-name-complex="Calibri" style:font-size-complex="10pt"/>
    </style:style>
    <style:style style:name="T14_23" style:family="text"/>
    <style:style style:name="T14_24" style:family="text">
      <style:text-properties style:font-name="Calibri" fo:font-size="10pt" style:font-name-asian="Calibri" style:font-size-asian="10pt" style:font-name-complex="Calibri" style:font-size-complex="10pt"/>
    </style:style>
    <style:style style:name="T14_25" style:family="text"/>
    <style:style style:name="T14_26" style:family="text">
      <style:text-properties style:font-name="Calibri" fo:font-size="10pt" style:font-name-asian="Calibri" style:font-size-asian="10pt" style:font-name-complex="Calibri" style:font-size-complex="10pt"/>
    </style:style>
    <style:style style:name="T14_27" style:family="text">
      <style:text-properties style:font-name="Calibri" fo:font-size="10pt" style:font-name-asian="Calibri" style:font-size-asian="10pt" style:font-name-complex="Calibri" style:font-size-complex="10pt"/>
    </style:style>
    <style:style style:name="T14_28" style:family="text">
      <style:text-properties style:font-name="Calibri" fo:font-size="10pt" style:font-name-asian="Calibri" style:font-size-asian="10pt" style:font-name-complex="Calibri" style:font-size-complex="10pt"/>
    </style:style>
    <style:style style:name="T14_29" style:family="text">
      <style:text-properties style:font-name="Calibri" fo:font-size="10pt" style:font-name-asian="Calibri" style:font-size-asian="10pt" style:font-name-complex="Calibri" style:font-size-complex="10pt"/>
    </style:style>
    <style:style style:name="T14_30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5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5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T16_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style:font-name="Calibri" fo:font-size="10pt" style:font-name-asian="Calibri" style:font-size-asian="10pt" style:font-name-complex="Calibri" style:font-size-complex="10pt"/>
    </style:style>
    <style:style style:name="T16_4" style:family="text">
      <style:text-properties style:font-name="Calibri" fo:font-size="10pt" style:font-name-asian="Calibri" style:font-size-asian="10pt" style:font-name-complex="Calibri" style:font-size-complex="10pt"/>
    </style:style>
    <style:style style:name="T16_5" style:family="text">
      <style:text-properties style:font-name="Calibri" fo:font-size="10pt" style:font-name-asian="Calibri" style:font-size-asian="10pt" style:font-name-complex="Calibri" style:font-size-complex="10pt"/>
    </style:style>
    <style:style style:name="T16_6" style:family="text">
      <style:text-properties style:font-name="Calibri" fo:font-size="10pt" style:font-name-asian="Calibri" style:font-size-asian="10pt" style:font-name-complex="Calibri" style:font-size-complex="10pt"/>
    </style:style>
    <style:style style:name="T16_7" style:family="text">
      <style:text-properties style:font-name="Calibri" fo:font-size="10pt" style:font-name-asian="Calibri" style:font-size-asian="10pt" style:font-name-complex="Calibri" style:font-size-complex="10pt"/>
    </style:style>
    <style:style style:name="T16_8" style:family="text">
      <style:text-properties style:font-name="Calibri" fo:font-size="10pt" style:font-name-asian="Calibri" style:font-size-asian="10pt" style:font-name-complex="Calibri" style:font-size-complex="10pt"/>
    </style:style>
    <style:style style:name="T16_9" style:family="text">
      <style:text-properties style:font-name="Calibri" fo:font-size="10pt" style:font-name-asian="Calibri" style:font-size-asian="10pt" style:font-name-complex="Calibri" style:font-size-complex="10pt"/>
    </style:style>
    <style:style style:name="T16_10" style:family="text">
      <style:text-properties style:font-name="Calibri" fo:font-size="10pt" style:font-name-asian="Calibri" style:font-size-asian="10pt" style:font-name-complex="Calibri" style:font-size-complex="10pt"/>
    </style:style>
    <style:style style:name="T16_11" style:family="text">
      <style:text-properties style:font-name="Calibri" fo:font-size="10pt" style:font-name-asian="Calibri" style:font-size-asian="10pt" style:font-name-complex="Calibri" style:font-size-complex="10pt"/>
    </style:style>
    <style:style style:name="T16_12" style:family="text">
      <style:text-properties style:font-name="Calibri" fo:font-size="10pt" style:font-name-asian="Calibri" style:font-size-asian="10pt" style:font-name-complex="Calibri" style:font-size-complex="10pt"/>
    </style:style>
    <style:style style:name="T16_13" style:family="text">
      <style:text-properties style:font-name="Calibri" fo:font-size="10pt" style:font-name-asian="Calibri" style:font-size-asian="10pt" style:font-name-complex="Calibri" style:font-size-complex="10pt"/>
    </style:style>
    <style:style style:name="T16_14" style:family="text">
      <style:text-properties style:font-name="Calibri" fo:font-size="10pt" style:font-name-asian="Calibri" style:font-size-asian="10pt" style:font-name-complex="Calibri" style:font-size-complex="10pt"/>
    </style:style>
    <style:style style:name="T16_15" style:family="text">
      <style:text-properties style:font-name="Calibri" fo:font-size="10pt" style:font-name-asian="Calibri" style:font-size-asian="10pt" style:font-name-complex="Calibri" style:font-size-complex="10pt"/>
    </style:style>
    <style:style style:name="T16_16" style:family="text">
      <style:text-properties style:font-name="Calibri" fo:font-size="10pt" style:font-name-asian="Calibri" style:font-size-asian="10pt" style:font-name-complex="Calibri" style:font-size-complex="10pt"/>
    </style:style>
    <style:style style:name="T16_17" style:family="text">
      <style:text-properties style:font-name="Calibri" fo:font-size="10pt" style:font-name-asian="Calibri" style:font-size-asian="10pt" style:font-name-complex="Calibri" style:font-size-complex="10pt"/>
    </style:style>
    <style:style style:name="T16_18" style:family="text">
      <style:text-properties style:font-name="Calibri" fo:font-size="10pt" style:font-name-asian="Calibri" style:font-size-asian="10pt" style:font-name-complex="Calibri" style:font-size-complex="10pt"/>
    </style:style>
    <style:style style:name="T16_19" style:family="text">
      <style:text-properties style:font-name="Calibri" fo:font-size="10pt" style:font-name-asian="Calibri" style:font-size-asian="10pt" style:font-name-complex="Calibri" style:font-size-complex="10pt"/>
    </style:style>
    <style:style style:name="T16_20" style:family="text">
      <style:text-properties style:font-name="Calibri" fo:font-size="10pt" style:font-name-asian="Calibri" style:font-size-asian="10pt" style:font-name-complex="Calibri" style:font-size-complex="10pt"/>
    </style:style>
    <style:style style:name="T16_2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2" style:family="text">
      <style:text-properties style:font-name="Calibri" fo:font-size="10pt" style:font-name-asian="Calibri" style:font-size-asian="10pt" style:font-name-complex="Calibri" style:font-size-complex="10pt"/>
    </style:style>
    <style:style style:name="T16_23" style:family="text">
      <style:text-properties style:font-name="Calibri" fo:font-size="10pt" style:font-name-asian="Calibri" style:font-size-asian="10pt" style:font-name-complex="Calibri" style:font-size-complex="10pt"/>
    </style:style>
    <style:style style:name="T16_24" style:family="text">
      <style:text-properties style:font-name="Calibri" fo:font-size="10pt" style:font-name-asian="Calibri" style:font-size-asian="10pt" style:font-name-complex="Calibri" style:font-size-complex="10pt"/>
    </style:style>
    <style:style style:name="T16_25" style:family="text">
      <style:text-properties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T17_14" style:family="text">
      <style:text-properties style:font-name="Calibri" fo:font-size="10pt" style:font-name-asian="Calibri" style:font-size-asian="10pt" style:font-name-complex="Calibri" style:font-size-complex="10pt"/>
    </style:style>
    <style:style style:name="T17_15" style:family="text">
      <style:text-properties style:font-name="Calibri" fo:font-size="10pt" style:font-name-asian="Calibri" style:font-size-asian="10pt" style:font-name-complex="Calibri" style:font-size-complex="10pt"/>
    </style:style>
    <style:style style:name="T17_16" style:family="text">
      <style:text-properties style:font-name="Calibri" fo:font-size="10pt" style:font-name-asian="Calibri" style:font-size-asian="10pt" style:font-name-complex="Calibri" style:font-size-complex="10pt"/>
    </style:style>
    <style:style style:name="T17_17" style:family="text">
      <style:text-properties style:font-name="Calibri" fo:font-size="10pt" style:font-name-asian="Calibri" style:font-size-asian="10pt" style:font-name-complex="Calibri" style:font-size-complex="10pt"/>
    </style:style>
    <style:style style:name="T17_18" style:family="text">
      <style:text-properties style:font-name="Calibri" fo:font-size="10pt" style:font-name-asian="Calibri" style:font-size-asian="10pt" style:font-name-complex="Calibri" style:font-size-complex="10pt"/>
    </style:style>
    <style:style style:name="T17_19" style:family="text">
      <style:text-properties style:font-name="Calibri" fo:font-size="10pt" style:font-name-asian="Calibri" style:font-size-asian="10pt" style:font-name-complex="Calibri" style:font-size-complex="10pt"/>
    </style:style>
    <style:style style:name="T17_20" style:family="text">
      <style:text-properties style:font-name="Calibri" fo:font-size="10pt" style:font-name-asian="Calibri" style:font-size-asian="10pt" style:font-name-complex="Calibri" style:font-size-complex="10pt"/>
    </style:style>
    <style:style style:name="T17_2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2" style:family="text">
      <style:text-properties style:font-name="Calibri" fo:font-size="10pt" style:font-name-asian="Calibri" style:font-size-asian="10pt" style:font-name-complex="Calibri" style:font-size-complex="10pt"/>
    </style:style>
    <style:style style:name="T17_23" style:family="text">
      <style:text-properties style:font-name="Calibri" fo:font-size="10pt" style:font-name-asian="Calibri" style:font-size-asian="10pt" style:font-name-complex="Calibri" style:font-size-complex="10pt"/>
    </style:style>
    <style:style style:name="T17_24" style:family="text">
      <style:text-properties style:font-name="Calibri" fo:font-size="10pt" style:font-name-asian="Calibri" style:font-size-asian="10pt" style:font-name-complex="Calibri" style:font-size-complex="10pt"/>
    </style:style>
    <style:style style:name="T17_25" style:family="text">
      <style:text-properties style:font-name="Calibri" fo:font-size="10pt" style:font-name-asian="Calibri" style:font-size-asian="10pt" style:font-name-complex="Calibri" style:font-size-complex="10pt"/>
    </style:style>
    <style:style style:name="T17_26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8_5" style:family="text"/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/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/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19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/>
    </style:style>
    <style:style style:name="T20_5" style:family="text">
      <style:text-properties style:font-name="Calibri" fo:font-size="10pt" style:font-name-asian="Calibri" style:font-size-asian="10pt" style:font-name-complex="Calibri" style:font-size-complex="10pt"/>
    </style:style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>
      <style:text-properties style:font-name="Calibri" fo:font-size="10pt" style:font-name-asian="Calibri" style:font-size-asian="10pt" style:font-name-complex="Calibri" style:font-size-complex="10pt"/>
    </style:style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1_1" style:family="text">
      <style:text-properties style:font-name="Calibri" fo:font-size="10pt" style:font-name-asian="Calibri" style:font-size-asian="10pt" style:font-name-complex="Calibri" style:font-size-complex="10pt"/>
    </style:style>
    <style:style style:name="T21_2" style:family="text">
      <style:text-properties style:font-name="Calibri" fo:font-size="10pt" style:font-name-asian="Calibri" style:font-size-asian="10pt" style:font-name-complex="Calibri" style:font-size-complex="10pt"/>
    </style:style>
    <style:style style:name="T21_3" style:family="text">
      <style:text-properties style:font-name="Calibri" fo:font-size="10pt" style:font-name-asian="Calibri" style:font-size-asian="10pt" style:font-name-complex="Calibri" style:font-size-complex="10pt"/>
    </style:style>
    <style:style style:name="T21_4" style:family="text">
      <style:text-properties style:font-name="Calibri" fo:font-size="10pt" style:font-name-asian="Calibri" style:font-size-asian="10pt" style:font-name-complex="Calibri" style:font-size-complex="10pt"/>
    </style:style>
    <style:style style:name="T21_5" style:family="text">
      <style:text-properties style:font-name="Calibri" fo:font-size="10pt" style:font-name-asian="Calibri" style:font-size-asian="10pt" style:font-name-complex="Calibri" style:font-size-complex="10pt"/>
    </style:style>
    <style:style style:name="T21_6" style:family="text">
      <style:text-properties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style:font-name="Calibri" fo:font-size="10pt" style:font-name-asian="Calibri" style:font-size-asian="10pt" style:font-name-complex="Calibri" style:font-size-complex="10pt"/>
    </style:style>
    <style:style style:name="T21_8" style:family="text">
      <style:text-properties style:font-name="Calibri" fo:font-size="10pt" style:font-name-asian="Calibri" style:font-size-asian="10pt" style:font-name-complex="Calibri" style:font-size-complex="10pt"/>
    </style:style>
    <style:style style:name="T21_9" style:family="text">
      <style:text-properties style:font-name="Calibri" fo:font-size="10pt" style:font-name-asian="Calibri" style:font-size-asian="10pt" style:font-name-complex="Calibri" style:font-size-complex="10pt"/>
    </style:style>
    <style:style style:name="T21_10" style:family="text">
      <style:text-properties style:font-name="Calibri" fo:font-size="10pt" style:font-name-asian="Calibri" style:font-size-asian="10pt" style:font-name-complex="Calibri" style:font-size-complex="10pt"/>
    </style:style>
    <style:style style:name="T21_11" style:family="text">
      <style:text-properties style:font-name="Calibri" fo:font-size="10pt" style:font-name-asian="Calibri" style:font-size-asian="10pt" style:font-name-complex="Calibri" style:font-size-complex="10pt"/>
    </style:style>
    <style:style style:name="T21_12" style:family="text">
      <style:text-properties style:font-name="Calibri" fo:font-size="10pt" style:font-name-asian="Calibri" style:font-size-asian="10pt" style:font-name-complex="Calibri" style:font-size-complex="10pt"/>
    </style:style>
    <style:style style:name="T21_13" style:family="text">
      <style:text-properties style:font-name="Calibri" fo:font-size="10pt" style:font-name-asian="Calibri" style:font-size-asian="10pt" style:font-name-complex="Calibri" style:font-size-complex="10pt"/>
    </style:style>
    <style:style style:name="T21_14" style:family="text">
      <style:text-properties style:font-name="Calibri" fo:font-size="10pt" style:font-name-asian="Calibri" style:font-size-asian="10pt" style:font-name-complex="Calibri" style:font-size-complex="10pt"/>
    </style:style>
    <style:style style:name="T21_15" style:family="text">
      <style:text-properties style:font-name="Calibri" fo:font-size="10pt" style:font-name-asian="Calibri" style:font-size-asian="10pt" style:font-name-complex="Calibri" style:font-size-complex="10pt"/>
    </style:style>
    <style:style style:name="T21_16" style:family="text">
      <style:text-properties style:font-name="Calibri" fo:font-size="10pt" style:font-name-asian="Calibri" style:font-size-asian="10pt" style:font-name-complex="Calibri" style:font-size-complex="10pt"/>
    </style:style>
    <style:style style:name="T21_17" style:family="text">
      <style:text-properties style:font-name="Calibri" fo:font-size="10pt" style:font-name-asian="Calibri" style:font-size-asian="10pt" style:font-name-complex="Calibri" style:font-size-complex="10pt"/>
    </style:style>
    <style:style style:name="T21_18" style:family="text">
      <style:text-properties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2_4" style:family="text">
      <style:text-properties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style:font-name="Calibri" fo:font-size="10pt" style:font-name-asian="Calibri" style:font-size-asian="10pt" style:font-name-complex="Calibri" style:font-size-complex="10pt"/>
    </style:style>
    <style:style style:name="T22_8" style:family="text">
      <style:text-properties style:font-name="Calibri" fo:font-size="10pt" style:font-name-asian="Calibri" style:font-size-asian="10pt" style:font-name-complex="Calibri" style:font-size-complex="10pt"/>
    </style:style>
    <style:style style:name="T22_9" style:family="text">
      <style:text-properties style:font-name="Calibri" fo:font-size="10pt" style:font-name-asian="Calibri" style:font-size-asian="10pt" style:font-name-complex="Calibri" style:font-size-complex="10pt"/>
    </style:style>
    <style:style style:name="T22_10" style:family="text">
      <style:text-properties style:font-name="Calibri" fo:font-size="10pt" style:font-name-asian="Calibri" style:font-size-asian="10pt" style:font-name-complex="Calibri" style:font-size-complex="10pt"/>
    </style:style>
    <style:style style:name="T22_11" style:family="text">
      <style:text-properties style:font-name="Calibri" fo:font-size="10pt" style:font-name-asian="Calibri" style:font-size-asian="10pt" style:font-name-complex="Calibri" style:font-size-complex="10pt"/>
    </style:style>
    <style:style style:name="T22_12" style:family="text">
      <style:text-properties style:font-name="Calibri" fo:font-size="10pt" style:font-name-asian="Calibri" style:font-size-asian="10pt" style:font-name-complex="Calibri" style:font-size-complex="10pt"/>
    </style:style>
    <style:style style:name="T22_13" style:family="text"/>
    <style:style style:name="T22_14" style:family="text">
      <style:text-properties style:font-name="Calibri" fo:font-size="10pt" style:font-name-asian="Calibri" style:font-size-asian="10pt" style:font-name-complex="Calibri" style:font-size-complex="10pt"/>
    </style:style>
    <style:style style:name="T22_15" style:family="text"/>
    <style:style style:name="T22_16" style:family="text">
      <style:text-properties style:font-name="Calibri" fo:font-size="10pt" style:font-name-asian="Calibri" style:font-size-asian="10pt" style:font-name-complex="Calibri" style:font-size-complex="10pt"/>
    </style:style>
    <style:style style:name="T22_17" style:family="text">
      <style:text-properties style:font-name="Calibri" fo:font-size="10pt" style:font-name-asian="Calibri" style:font-size-asian="10pt" style:font-name-complex="Calibri" style:font-size-complex="10pt"/>
    </style:style>
    <style:style style:name="T22_18" style:family="text">
      <style:text-properties style:font-name="Calibri" fo:font-size="10pt" style:font-name-asian="Calibri" style:font-size-asian="10pt" style:font-name-complex="Calibri" style:font-size-complex="10pt"/>
    </style:style>
    <style:style style:name="T22_19" style:family="text">
      <style:text-properties style:font-name="Calibri" fo:font-size="10pt" style:font-name-asian="Calibri" style:font-size-asian="10pt" style:font-name-complex="Calibri" style:font-size-complex="10pt"/>
    </style:style>
    <style:style style:name="T22_20" style:family="text">
      <style:text-properties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3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T24_12" style:family="text">
      <style:text-properties style:font-name="Calibri" fo:font-size="10pt" style:font-name-asian="Calibri" style:font-size-asian="10pt" style:font-name-complex="Calibri" style:font-size-complex="10pt"/>
    </style:style>
    <style:style style:name="T24_13" style:family="text">
      <style:text-properties style:font-name="Calibri" fo:font-size="10pt" style:font-name-asian="Calibri" style:font-size-asian="10pt" style:font-name-complex="Calibri" style:font-size-complex="10pt"/>
    </style:style>
    <style:style style:name="T24_14" style:family="text">
      <style:text-properties style:font-name="Calibri" fo:font-size="10pt" style:font-name-asian="Calibri" style:font-size-asian="10pt" style:font-name-complex="Calibri" style:font-size-complex="10pt"/>
    </style:style>
    <style:style style:name="T24_15" style:family="text">
      <style:text-properties style:font-name="Calibri" fo:font-size="10pt" style:font-name-asian="Calibri" style:font-size-asian="10pt" style:font-name-complex="Calibri" style:font-size-complex="10pt"/>
    </style:style>
    <style:style style:name="T24_16" style:family="text">
      <style:text-properties style:font-name="Calibri" fo:font-size="10pt" style:font-name-asian="Calibri" style:font-size-asian="10pt" style:font-name-complex="Calibri" style:font-size-complex="10pt"/>
    </style:style>
    <style:style style:name="T24_17" style:family="text">
      <style:text-properties style:font-name="Calibri" fo:font-size="10pt" style:font-name-asian="Calibri" style:font-size-asian="10pt" style:font-name-complex="Calibri" style:font-size-complex="10pt"/>
    </style:style>
    <style:style style:name="T24_18" style:family="text">
      <style:text-properties style:font-name="Calibri" fo:font-size="10pt" style:font-name-asian="Calibri" style:font-size-asian="10pt" style:font-name-complex="Calibri" style:font-size-complex="10pt"/>
    </style:style>
    <style:style style:name="T24_19" style:family="text">
      <style:text-properties style:font-name="Calibri" fo:font-size="10pt" style:font-name-asian="Calibri" style:font-size-asian="10pt" style:font-name-complex="Calibri" style:font-size-complex="10pt"/>
    </style:style>
    <style:style style:name="T24_20" style:family="text">
      <style:text-properties style:font-name="Calibri" fo:font-size="10pt" style:font-name-asian="Calibri" style:font-size-asian="10pt" style:font-name-complex="Calibri" style:font-size-complex="10pt"/>
    </style:style>
    <style:style style:name="T24_2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2" style:family="text">
      <style:text-properties style:font-name="Calibri" fo:font-size="10pt" style:font-name-asian="Calibri" style:font-size-asian="10pt" style:font-name-complex="Calibri" style:font-size-complex="10pt"/>
    </style:style>
    <style:style style:name="T24_23" style:family="text">
      <style:text-properties style:font-name="Calibri" fo:font-size="10pt" style:font-name-asian="Calibri" style:font-size-asian="10pt" style:font-name-complex="Calibri" style:font-size-complex="10pt"/>
    </style:style>
    <style:style style:name="T24_24" style:family="text">
      <style:text-properties style:font-name="Calibri" fo:font-size="10pt" style:font-name-asian="Calibri" style:font-size-asian="10pt" style:font-name-complex="Calibri" style:font-size-complex="10pt"/>
    </style:style>
    <style:style style:name="T24_25" style:family="text">
      <style:text-properties style:font-name="Calibri" fo:font-size="10pt" style:font-name-asian="Calibri" style:font-size-asian="10pt" style:font-name-complex="Calibri" style:font-size-complex="10pt"/>
    </style:style>
    <style:style style:name="T24_26" style:family="text">
      <style:text-properties style:font-name="Calibri" fo:font-size="10pt" style:font-name-asian="Calibri" style:font-size-asian="10pt" style:font-name-complex="Calibri" style:font-size-complex="10pt"/>
    </style:style>
    <style:style style:name="T24_27" style:family="text">
      <style:text-properties style:font-name="Calibri" fo:font-size="10pt" style:font-name-asian="Calibri" style:font-size-asian="10pt" style:font-name-complex="Calibri" style:font-size-complex="10pt"/>
    </style:style>
    <style:style style:name="T24_28" style:family="text">
      <style:text-properties style:font-name="Calibri" fo:font-size="10pt" style:font-name-asian="Calibri" style:font-size-asian="10pt" style:font-name-complex="Calibri" style:font-size-complex="10pt"/>
    </style:style>
    <style:style style:name="T24_29" style:family="text">
      <style:text-properties style:font-name="Calibri" fo:font-size="10pt" style:font-name-asian="Calibri" style:font-size-asian="10pt" style:font-name-complex="Calibri" style:font-size-complex="10pt"/>
    </style:style>
    <style:style style:name="T24_30" style:family="text">
      <style:text-properties style:font-name="Calibri" fo:font-size="10pt" style:font-name-asian="Calibri" style:font-size-asian="10pt" style:font-name-complex="Calibri" style:font-size-complex="10pt"/>
    </style:style>
    <style:style style:name="T24_31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T25_12" style:family="text">
      <style:text-properties style:font-name="Calibri" fo:font-size="10pt" style:font-name-asian="Calibri" style:font-size-asian="10pt" style:font-name-complex="Calibri" style:font-size-complex="10pt"/>
    </style:style>
    <style:style style:name="T25_13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8_6" style:family="text"/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2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3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4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5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6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7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8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9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T29_10" style:family="text">
      <style:text-properties fo:font-style="italic" style:font-style-asian="italic" style:font-style-complex="italic" style:font-name="Calibri" style:font-name-asian="Calibri" style:font-name-complex="Calibri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style:font-name="Calibri" fo:font-size="10pt" style:font-name-asian="Calibri" style:font-size-asian="10pt" style:font-name-complex="Calibri" style:font-size-complex="10pt"/>
    </style:style>
    <style:style style:name="T30_2" style:family="text">
      <style:text-properties style:font-name="Calibri" fo:font-size="10pt" style:font-name-asian="Calibri" style:font-size-asian="10pt" style:font-name-complex="Calibri" style:font-size-complex="10pt"/>
    </style:style>
    <style:style style:name="T30_3" style:family="text">
      <style:text-properties style:font-name="Calibri" fo:font-size="10pt" style:font-name-asian="Calibri" style:font-size-asian="10pt" style:font-name-complex="Calibri" style:font-size-complex="10pt"/>
    </style:style>
    <style:style style:name="T30_4" style:family="text">
      <style:text-properties style:font-name="Calibri" fo:font-size="10pt" style:font-name-asian="Calibri" style:font-size-asian="10pt" style:font-name-complex="Calibri" style:font-size-complex="10pt"/>
    </style:style>
    <style:style style:name="T30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8" style:family="text">
      <style:text-properties style:font-name="Calibri" fo:font-size="10pt" style:font-name-asian="Calibri" style:font-size-asian="10pt" style:font-name-complex="Calibri" style:font-size-complex="10pt"/>
    </style:style>
    <style:style style:name="T30_9" style:family="text">
      <style:text-properties style:font-name="Calibri" fo:font-size="10pt" style:font-name-asian="Calibri" style:font-size-asian="10pt" style:font-name-complex="Calibri" style:font-size-complex="10pt"/>
    </style:style>
    <style:style style:name="T30_10" style:family="text">
      <style:text-properties style:font-name="Calibri" fo:font-size="10pt" style:font-name-asian="Calibri" style:font-size-asian="10pt" style:font-name-complex="Calibri" style:font-size-complex="10pt"/>
    </style:style>
    <style:style style:name="T30_11" style:family="text">
      <style:text-properties style:font-name="Calibri" fo:font-size="10pt" style:font-name-asian="Calibri" style:font-size-asian="10pt" style:font-name-complex="Calibri" style:font-size-complex="10pt"/>
    </style:style>
    <style:style style:name="T30_12" style:family="text">
      <style:text-properties style:font-name="Calibri" fo:font-size="10pt" style:font-name-asian="Calibri" style:font-size-asian="10pt" style:font-name-complex="Calibri" style:font-size-complex="10pt"/>
    </style:style>
    <style:style style:name="T30_13" style:family="text">
      <style:text-properties style:font-name="Calibri" fo:font-size="10pt" style:font-name-asian="Calibri" style:font-size-asian="10pt" style:font-name-complex="Calibri" style:font-size-complex="10pt"/>
    </style:style>
    <style:style style:name="T30_14" style:family="text">
      <style:text-properties style:font-name="Calibri" fo:font-size="10pt" style:font-name-asian="Calibri" style:font-size-asian="10pt" style:font-name-complex="Calibri" style:font-size-complex="10pt"/>
    </style:style>
    <style:style style:name="T30_15" style:family="text">
      <style:text-properties style:font-name="Calibri" fo:font-size="10pt" style:font-name-asian="Calibri" style:font-size-asian="10pt" style:font-name-complex="Calibri" style:font-size-complex="10pt"/>
    </style:style>
    <style:style style:name="T30_16" style:family="text"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T31_1" style:family="text">
      <style:text-properties style:font-name="Calibri" fo:font-size="10pt" style:font-name-asian="Calibri" style:font-size-asian="10pt" style:font-name-complex="Calibri" style:font-size-complex="10pt"/>
    </style:style>
    <style:style style:name="T31_2" style:family="text">
      <style:text-properties style:font-name="Calibri" fo:font-size="10pt" style:font-name-asian="Calibri" style:font-size-asian="10pt" style:font-name-complex="Calibri" style:font-size-complex="10pt"/>
    </style:style>
    <style:style style:name="T31_3" style:family="text">
      <style:text-properties style:font-name="Calibri" fo:font-size="10pt" style:font-name-asian="Calibri" style:font-size-asian="10pt" style:font-name-complex="Calibri" style:font-size-complex="10pt"/>
    </style:style>
    <style:style style:name="T31_4" style:family="text">
      <style:text-properties style:font-name="Calibri" fo:font-size="10pt" style:font-name-asian="Calibri" style:font-size-asian="10pt" style:font-name-complex="Calibri" style:font-size-complex="10pt"/>
    </style:style>
    <style:style style:name="T31_5" style:family="text">
      <style:text-properties style:font-name="Calibri" fo:font-size="10pt" style:font-name-asian="Calibri" style:font-size-asian="10pt" style:font-name-complex="Calibri" style:font-size-complex="10pt"/>
    </style:style>
    <style:style style:name="T31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9" style:family="text">
      <style:text-properties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0" style:family="text">
      <style:text-properties style:font-name="Calibri" fo:font-size="10pt" style:font-name-asian="Calibri" style:font-size-asian="10pt" style:font-name-complex="Calibri" style:font-size-complex="10pt"/>
    </style:style>
    <style:style style:name="T31_21" style:family="text">
      <style:text-properties style:font-name="Calibri" fo:font-size="10pt" style:font-name-asian="Calibri" style:font-size-asian="10pt" style:font-name-complex="Calibri" style:font-size-complex="10pt"/>
    </style:style>
    <style:style style:name="T31_22" style:family="text">
      <style:text-properties style:font-name="Calibri" fo:font-size="10pt" style:font-name-asian="Calibri" style:font-size-asian="10pt" style:font-name-complex="Calibri" style:font-size-complex="10pt"/>
    </style:style>
    <style:style style:name="T31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2_1" style:family="text">
      <style:text-properties style:font-name="Calibri" fo:font-size="10pt" style:font-name-asian="Calibri" style:font-size-asian="10pt" style:font-name-complex="Calibri" style:font-size-complex="10pt"/>
    </style:style>
    <style:style style:name="T32_2" style:family="text">
      <style:text-properties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2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6" style:family="text"/>
    <style:style style:name="T33_7" style:family="text">
      <style:text-properties style:font-name="Calibri" fo:font-size="10pt" style:font-name-asian="Calibri" style:font-size-asian="10pt" style:font-name-complex="Calibri" style:font-size-complex="10pt"/>
    </style:style>
    <style:style style:name="T33_8" style:family="text">
      <style:text-properties style:font-name="Calibri" fo:font-size="10pt" style:font-name-asian="Calibri" style:font-size-asian="10pt" style:font-name-complex="Calibri" style:font-size-complex="10pt"/>
    </style:style>
    <style:style style:name="T33_9" style:family="text">
      <style:text-properties style:font-name="Calibri" fo:font-size="10pt" style:font-name-asian="Calibri" style:font-size-asian="10pt" style:font-name-complex="Calibri" style:font-size-complex="10pt"/>
    </style:style>
    <style:style style:name="T33_10" style:family="text">
      <style:text-properties style:font-name="Calibri" fo:font-size="10pt" style:font-name-asian="Calibri" style:font-size-asian="10pt" style:font-name-complex="Calibri" style:font-size-complex="10pt"/>
    </style:style>
    <style:style style:name="T33_11" style:family="text">
      <style:text-properties style:font-name="Calibri" fo:font-size="10pt" style:font-name-asian="Calibri" style:font-size-asian="10pt" style:font-name-complex="Calibri" style:font-size-complex="10pt"/>
    </style:style>
    <style:style style:name="T33_12" style:family="text">
      <style:text-properties style:font-name="Calibri" fo:font-size="10pt" style:font-name-asian="Calibri" style:font-size-asian="10pt" style:font-name-complex="Calibri" style:font-size-complex="10pt"/>
    </style:style>
    <style:style style:name="T33_13" style:family="text">
      <style:text-properties style:font-name="Calibri" fo:font-size="10pt" style:font-name-asian="Calibri" style:font-size-asian="10pt" style:font-name-complex="Calibri" style:font-size-complex="10pt"/>
    </style:style>
    <style:style style:name="T33_14" style:family="text">
      <style:text-properties style:font-name="Calibri" fo:font-size="10pt" style:font-name-asian="Calibri" style:font-size-asian="10pt" style:font-name-complex="Calibri" style:font-size-complex="10pt"/>
    </style:style>
    <style:style style:name="T33_15" style:family="text">
      <style:text-properties style:font-name="Calibri" fo:font-size="10pt" style:font-name-asian="Calibri" style:font-size-asian="10pt" style:font-name-complex="Calibri" style:font-size-complex="10pt"/>
    </style:style>
    <style:style style:name="T33_16" style:family="text">
      <style:text-properties style:font-name="Calibri" fo:font-size="10pt" style:font-name-asian="Calibri" style:font-size-asian="10pt" style:font-name-complex="Calibri" style:font-size-complex="10pt"/>
    </style:style>
    <style:style style:name="T33_17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4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6" style:family="text"/>
    <style:style style:name="T35_7" style:family="text">
      <style:text-properties style:font-name="Calibri" fo:font-size="10pt" style:font-name-asian="Calibri" style:font-size-asian="10pt" style:font-name-complex="Calibri" style:font-size-complex="10pt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6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>
      <style:text-properties style:font-name="Calibri" fo:font-size="10pt" style:font-name-asian="Calibri" style:font-size-asian="10pt" style:font-name-complex="Calibri" style:font-size-complex="10pt"/>
    </style:style>
    <style:style style:name="T37_3" style:family="text">
      <style:text-properties style:font-name="Calibri" fo:font-size="10pt" style:font-name-asian="Calibri" style:font-size-asian="10pt" style:font-name-complex="Calibri" style:font-size-complex="10pt"/>
    </style:style>
    <style:style style:name="T37_4" style:family="text">
      <style:text-properties style:font-name="Calibri" fo:font-size="10pt" style:font-name-asian="Calibri" style:font-size-asian="10pt" style:font-name-complex="Calibri" style:font-size-complex="10pt"/>
    </style:style>
    <style:style style:name="T37_5" style:family="text">
      <style:text-properties style:font-name="Calibri" fo:font-size="10pt" style:font-name-asian="Calibri" style:font-size-asian="10pt" style:font-name-complex="Calibri" style:font-size-complex="10pt"/>
    </style:style>
    <style:style style:name="T37_6" style:family="text">
      <style:text-properties style:font-name="Calibri" fo:font-size="10pt" style:font-name-asian="Calibri" style:font-size-asian="10pt" style:font-name-complex="Calibri" style:font-size-complex="10pt"/>
    </style:style>
    <style:style style:name="T37_7" style:family="text">
      <style:text-properties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style:font-name="Calibri" fo:font-size="10pt" style:font-name-asian="Calibri" style:font-size-asian="10pt" style:font-name-complex="Calibri" style:font-size-complex="10pt"/>
    </style:style>
    <style:style style:name="T37_9" style:family="text">
      <style:text-properties style:font-name="Calibri" fo:font-size="10pt" style:font-name-asian="Calibri" style:font-size-asian="10pt" style:font-name-complex="Calibri" style:font-size-complex="10pt"/>
    </style:style>
    <style:style style:name="T37_10" style:family="text">
      <style:text-properties style:font-name="Calibri" fo:font-size="10pt" style:font-name-asian="Calibri" style:font-size-asian="10pt" style:font-name-complex="Calibri" style:font-size-complex="10pt"/>
    </style:style>
    <style:style style:name="T37_11" style:family="text">
      <style:text-properties style:font-name="Calibri" fo:font-size="10pt" style:font-name-asian="Calibri" style:font-size-asian="10pt" style:font-name-complex="Calibri" style:font-size-complex="10pt"/>
    </style:style>
    <style:style style:name="T37_12" style:family="text">
      <style:text-properties style:font-name="Calibri" fo:font-size="10pt" style:font-name-asian="Calibri" style:font-size-asian="10pt" style:font-name-complex="Calibri" style:font-size-complex="10pt"/>
    </style:style>
    <style:style style:name="T37_13" style:family="text">
      <style:text-properties style:font-name="Calibri" fo:font-size="10pt" style:font-name-asian="Calibri" style:font-size-asian="10pt" style:font-name-complex="Calibri" style:font-size-complex="10pt"/>
    </style:style>
    <style:style style:name="T37_14" style:family="text">
      <style:text-properties style:font-name="Calibri" fo:font-size="10pt" style:font-name-asian="Calibri" style:font-size-asian="10pt" style:font-name-complex="Calibri" style:font-size-complex="10pt"/>
    </style:style>
    <style:style style:name="T37_15" style:family="text">
      <style:text-properties style:font-name="Calibri" fo:font-size="10pt" style:font-name-asian="Calibri" style:font-size-asian="10pt" style:font-name-complex="Calibri" style:font-size-complex="10pt"/>
    </style:style>
    <style:style style:name="T37_16" style:family="text">
      <style:text-properties style:font-name="Calibri" fo:font-size="10pt" style:font-name-asian="Calibri" style:font-size-asian="10pt" style:font-name-complex="Calibri" style:font-size-complex="10pt"/>
    </style:style>
    <style:style style:name="T37_17" style:family="text">
      <style:text-properties style:font-name="Calibri" fo:font-size="10pt" style:font-name-asian="Calibri" style:font-size-asian="10pt" style:font-name-complex="Calibri" style:font-size-complex="10pt"/>
    </style:style>
    <style:style style:name="T37_18" style:family="text">
      <style:text-properties style:font-name="Calibri" fo:font-size="10pt" style:font-name-asian="Calibri" style:font-size-asian="10pt" style:font-name-complex="Calibri" style:font-size-complex="10pt"/>
    </style:style>
    <style:style style:name="T37_19" style:family="text">
      <style:text-properties style:font-name="Calibri" fo:font-size="10pt" style:font-name-asian="Calibri" style:font-size-asian="10pt" style:font-name-complex="Calibri" style:font-size-complex="10pt"/>
    </style:style>
    <style:style style:name="T37_20" style:family="text">
      <style:text-properties style:font-name="Calibri" fo:font-size="10pt" style:font-name-asian="Calibri" style:font-size-asian="10pt" style:font-name-complex="Calibri" style:font-size-complex="10pt"/>
    </style:style>
    <style:style style:name="T37_21" style:family="text">
      <style:text-properties style:font-name="Calibri" fo:font-size="10pt" style:font-name-asian="Calibri" style:font-size-asian="10pt" style:font-name-complex="Calibri" style:font-size-complex="10pt"/>
    </style:style>
    <style:style style:name="T37_22" style:family="text">
      <style:text-properties style:font-name="Calibri" fo:font-size="10pt" style:font-name-asian="Calibri" style:font-size-asian="10pt" style:font-name-complex="Calibri" style:font-size-complex="10pt"/>
    </style:style>
    <style:style style:name="T37_23" style:family="text">
      <style:text-properties style:font-name="Calibri" fo:font-size="10pt" style:font-name-asian="Calibri" style:font-size-asian="10pt" style:font-name-complex="Calibri" style:font-size-complex="10pt"/>
    </style:style>
    <style:style style:name="T37_24" style:family="text">
      <style:text-properties style:font-name="Calibri" fo:font-size="10pt" style:font-name-asian="Calibri" style:font-size-asian="10pt" style:font-name-complex="Calibri" style:font-size-complex="10pt"/>
    </style:style>
    <style:style style:name="T37_25" style:family="text">
      <style:text-properties style:font-name="Calibri" fo:font-size="10pt" style:font-name-asian="Calibri" style:font-size-asian="10pt" style:font-name-complex="Calibri" style:font-size-complex="10pt"/>
    </style:style>
    <style:style style:name="T37_26" style:family="text">
      <style:text-properties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8_1" style:family="text">
      <style:text-properties style:font-name="Calibri" fo:font-size="10pt" style:font-name-asian="Calibri" style:font-size-asian="10pt" style:font-name-complex="Calibri" style:font-size-complex="10pt"/>
    </style:style>
    <style:style style:name="T38_2" style:family="text">
      <style:text-properties style:font-name="Calibri" fo:font-size="10pt" style:font-name-asian="Calibri" style:font-size-asian="10pt" style:font-name-complex="Calibri" style:font-size-complex="10pt"/>
    </style:style>
    <style:style style:name="T38_3" style:family="text">
      <style:text-properties style:font-name="Calibri" fo:font-size="10pt" style:font-name-asian="Calibri" style:font-size-asian="10pt" style:font-name-complex="Calibri" style:font-size-complex="10pt"/>
    </style:style>
    <style:style style:name="T38_4" style:family="text">
      <style:text-properties style:font-name="Calibri" fo:font-size="10pt" style:font-name-asian="Calibri" style:font-size-asian="10pt" style:font-name-complex="Calibri" style:font-size-complex="10pt"/>
    </style:style>
    <style:style style:name="T38_5" style:family="text">
      <style:text-properties style:font-name="Calibri" fo:font-size="10pt" style:font-name-asian="Calibri" style:font-size-asian="10pt" style:font-name-complex="Calibri" style:font-size-complex="10pt"/>
    </style:style>
    <style:style style:name="T38_6" style:family="text">
      <style:text-properties style:font-name="Calibri" fo:font-size="10pt" style:font-name-asian="Calibri" style:font-size-asian="10pt" style:font-name-complex="Calibri" style:font-size-complex="10pt"/>
    </style:style>
    <style:style style:name="T38_7" style:family="text">
      <style:text-properties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style:font-name="Calibri" fo:font-size="10pt" style:font-name-asian="Calibri" style:font-size-asian="10pt" style:font-name-complex="Calibri" style:font-size-complex="10pt"/>
    </style:style>
    <style:style style:name="T38_9" style:family="text">
      <style:text-properties style:font-name="Calibri" fo:font-size="10pt" style:font-name-asian="Calibri" style:font-size-asian="10pt" style:font-name-complex="Calibri" style:font-size-complex="10pt"/>
    </style:style>
    <style:style style:name="T38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_17" style:family="text">
      <style:text-properties style:font-name="Calibri" fo:font-size="10pt" style:font-name-asian="Calibri" style:font-size-asian="10pt" style:font-name-complex="Calibri" style:font-size-complex="10pt"/>
    </style:style>
    <style:style style:name="T38_18" style:family="text">
      <style:text-properties style:font-name="Calibri" fo:font-size="10pt" style:font-name-asian="Calibri" style:font-size-asian="10pt" style:font-name-complex="Calibri" style:font-size-complex="10pt"/>
    </style:style>
    <style:style style:name="T38_19" style:family="text">
      <style:text-properties style:font-name="Calibri" fo:font-size="10pt" style:font-name-asian="Calibri" style:font-size-asian="10pt" style:font-name-complex="Calibri" style:font-size-complex="10pt"/>
    </style:style>
    <style:style style:name="T38_20" style:family="text">
      <style:text-properties style:font-name="Calibri" fo:font-size="10pt" style:font-name-asian="Calibri" style:font-size-asian="10pt" style:font-name-complex="Calibri" style:font-size-complex="10pt"/>
    </style:style>
    <style:style style:name="T38_21" style:family="text">
      <style:text-properties style:font-name="Calibri" fo:font-size="10pt" style:font-name-asian="Calibri" style:font-size-asian="10pt" style:font-name-complex="Calibri" style:font-size-complex="10pt"/>
    </style:style>
    <style:style style:name="T38_22" style:family="text">
      <style:text-properties style:font-name="Calibri" fo:font-size="10pt" style:font-name-asian="Calibri" style:font-size-asian="10pt" style:font-name-complex="Calibri" style:font-size-complex="10pt"/>
    </style:style>
    <style:style style:name="T38_23" style:family="text">
      <style:text-properties style:font-name="Calibri" fo:font-size="10pt" style:font-name-asian="Calibri" style:font-size-asian="10pt" style:font-name-complex="Calibri" style:font-size-complex="10pt"/>
    </style:style>
    <style:style style:name="T38_24" style:family="text">
      <style:text-properties style:font-name="Calibri" fo:font-size="10pt" style:font-name-asian="Calibri" style:font-size-asian="10pt" style:font-name-complex="Calibri" style:font-size-complex="10pt"/>
    </style:style>
    <style:style style:name="T38_25" style:family="text">
      <style:text-properties style:font-name="Calibri" fo:font-size="10pt" style:font-name-asian="Calibri" style:font-size-asian="10pt" style:font-name-complex="Calibri" style:font-size-complex="10pt"/>
    </style:style>
    <style:style style:name="T38_26" style:family="text">
      <style:text-properties style:font-name="Calibri" fo:font-size="10pt" style:font-name-asian="Calibri" style:font-size-asian="10pt" style:font-name-complex="Calibri" style:font-size-complex="10pt"/>
    </style:style>
    <style:style style:name="T38_27" style:family="text">
      <style:text-properties style:font-name="Calibri" fo:font-size="10pt" style:font-name-asian="Calibri" style:font-size-asian="10pt" style:font-name-complex="Calibri" style:font-size-complex="10pt"/>
    </style:style>
    <style:style style:name="T38_28" style:family="text">
      <style:text-properties style:font-name="Calibri" fo:font-size="10pt" style:font-name-asian="Calibri" style:font-size-asian="10pt" style:font-name-complex="Calibri" style:font-size-complex="10pt"/>
    </style:style>
    <style:style style:name="T38_29" style:family="text">
      <style:text-properties style:font-name="Calibri" fo:font-size="10pt" style:font-name-asian="Calibri" style:font-size-asian="10pt" style:font-name-complex="Calibri" style:font-size-complex="10pt"/>
    </style:style>
    <style:style style:name="T38_30" style:family="text">
      <style:text-properties style:font-name="Calibri" fo:font-size="10pt" style:font-name-asian="Calibri" style:font-size-asian="10pt" style:font-name-complex="Calibri" style:font-size-complex="10pt"/>
    </style:style>
    <style:style style:name="T38_31" style:family="text">
      <style:text-properties style:font-name="Calibri" fo:font-size="10pt" style:font-name-asian="Calibri" style:font-size-asian="10pt" style:font-name-complex="Calibri" style:font-size-complex="10pt"/>
    </style:style>
    <style:style style:name="T38_32" style:family="text">
      <style:text-properties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4" style:family="text">
      <style:text-properties style:font-name="Calibri" fo:font-size="10pt" style:font-name-asian="Calibri" style:font-size-asian="10pt" style:font-name-complex="Calibri" style:font-size-complex="10pt"/>
    </style:style>
    <style:style style:name="T39_5" style:family="text">
      <style:text-properties style:font-name="Calibri" fo:font-size="10pt" style:font-name-asian="Calibri" style:font-size-asian="10pt" style:font-name-complex="Calibri" style:font-size-complex="10pt"/>
    </style:style>
    <style:style style:name="T39_6" style:family="text">
      <style:text-properties style:font-name="Calibri" fo:font-size="10pt" style:font-name-asian="Calibri" style:font-size-asian="10pt" style:font-name-complex="Calibri" style:font-size-complex="10pt"/>
    </style:style>
    <style:style style:name="T39_7" style:family="text">
      <style:text-properties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style:font-name="Calibri" fo:font-size="10pt" style:font-name-asian="Calibri" style:font-size-asian="10pt" style:font-name-complex="Calibri" style:font-size-complex="10pt"/>
    </style:style>
    <style:style style:name="T39_9" style:family="text">
      <style:text-properties style:font-name="Calibri" fo:font-size="10pt" style:font-name-asian="Calibri" style:font-size-asian="10pt" style:font-name-complex="Calibri" style:font-size-complex="10pt"/>
    </style:style>
    <style:style style:name="T39_10" style:family="text">
      <style:text-properties style:font-name="Calibri" fo:font-size="10pt" style:font-name-asian="Calibri" style:font-size-asian="10pt" style:font-name-complex="Calibri" style:font-size-complex="10pt"/>
    </style:style>
    <style:style style:name="T39_11" style:family="text">
      <style:text-properties style:font-name="Calibri" fo:font-size="10pt" style:font-name-asian="Calibri" style:font-size-asian="10pt" style:font-name-complex="Calibri" style:font-size-complex="10pt"/>
    </style:style>
    <style:style style:name="T39_12" style:family="text">
      <style:text-properties style:font-name="Calibri" fo:font-size="10pt" style:font-name-asian="Calibri" style:font-size-asian="10pt" style:font-name-complex="Calibri" style:font-size-complex="10pt"/>
    </style:style>
    <style:style style:name="T39_13" style:family="text">
      <style:text-properties style:font-name="Calibri" fo:font-size="10pt" style:font-name-asian="Calibri" style:font-size-asian="10pt" style:font-name-complex="Calibri" style:font-size-complex="10pt"/>
    </style:style>
    <style:style style:name="T39_14" style:family="text">
      <style:text-properties style:font-name="Calibri" fo:font-size="10pt" style:font-name-asian="Calibri" style:font-size-asian="10pt" style:font-name-complex="Calibri" style:font-size-complex="10pt"/>
    </style:style>
    <style:style style:name="T39_15" style:family="text">
      <style:text-properties style:font-name="Calibri" fo:font-size="10pt" style:font-name-asian="Calibri" style:font-size-asian="10pt" style:font-name-complex="Calibri" style:font-size-complex="10pt"/>
    </style:style>
    <style:style style:name="T39_16" style:family="text">
      <style:text-properties style:font-name="Calibri" fo:font-size="10pt" style:font-name-asian="Calibri" style:font-size-asian="10pt" style:font-name-complex="Calibri" style:font-size-complex="10pt"/>
    </style:style>
    <style:style style:name="T39_17" style:family="text">
      <style:text-properties style:font-name="Calibri" fo:font-size="10pt" style:font-name-asian="Calibri" style:font-size-asian="10pt" style:font-name-complex="Calibri" style:font-size-complex="10pt"/>
    </style:style>
    <style:style style:name="T39_18" style:family="text">
      <style:text-properties style:font-name="Calibri" fo:font-size="10pt" style:font-name-asian="Calibri" style:font-size-asian="10pt" style:font-name-complex="Calibri" style:font-size-complex="10pt"/>
    </style:style>
    <style:style style:name="T39_19" style:family="text">
      <style:text-properties style:font-name="Calibri" fo:font-size="10pt" style:font-name-asian="Calibri" style:font-size-asian="10pt" style:font-name-complex="Calibri" style:font-size-complex="10pt"/>
    </style:style>
    <style:style style:name="T39_20" style:family="text">
      <style:text-properties style:font-name="Calibri" fo:font-size="10pt" style:font-name-asian="Calibri" style:font-size-asian="10pt" style:font-name-complex="Calibri" style:font-size-complex="10pt"/>
    </style:style>
    <style:style style:name="T39_21" style:family="text">
      <style:text-properties style:font-name="Calibri" fo:font-size="10pt" style:font-name-asian="Calibri" style:font-size-asian="10pt" style:font-name-complex="Calibri" style:font-size-complex="10pt"/>
    </style:style>
    <style:style style:name="T39_22" style:family="text">
      <style:text-properties style:font-name="Calibri" fo:font-size="10pt" style:font-name-asian="Calibri" style:font-size-asian="10pt" style:font-name-complex="Calibri" style:font-size-complex="10pt"/>
    </style:style>
    <style:style style:name="T39_23" style:family="text">
      <style:text-properties style:font-name="Calibri" fo:font-size="10pt" style:font-name-asian="Calibri" style:font-size-asian="10pt" style:font-name-complex="Calibri" style:font-size-complex="10pt"/>
    </style:style>
    <style:style style:name="T39_24" style:family="text">
      <style:text-properties style:font-name="Calibri" fo:font-size="10pt" style:font-name-asian="Calibri" style:font-size-asian="10pt" style:font-name-complex="Calibri" style:font-size-complex="10pt"/>
    </style:style>
    <style:style style:name="T39_25" style:family="text">
      <style:text-properties style:font-name="Calibri" fo:font-size="10pt" style:font-name-asian="Calibri" style:font-size-asian="10pt" style:font-name-complex="Calibri" style:font-size-complex="10pt"/>
    </style:style>
    <style:style style:name="T39_26" style:family="text">
      <style:text-properties style:font-name="Calibri" fo:font-size="10pt" style:font-name-asian="Calibri" style:font-size-asian="10pt" style:font-name-complex="Calibri" style:font-size-complex="10pt"/>
    </style:style>
    <style:style style:name="T39_27" style:family="text">
      <style:text-properties style:font-name="Calibri" fo:font-size="10pt" style:font-name-asian="Calibri" style:font-size-asian="10pt" style:font-name-complex="Calibri" style:font-size-complex="10pt"/>
    </style:style>
    <style:style style:name="T39_28" style:family="text">
      <style:text-properties style:font-name="Calibri" fo:font-size="10pt" style:font-name-asian="Calibri" style:font-size-asian="10pt" style:font-name-complex="Calibri" style:font-size-complex="10pt"/>
    </style:style>
    <style:style style:name="T39_29" style:family="text">
      <style:text-properties style:font-name="Calibri" fo:font-size="10pt" style:font-name-asian="Calibri" style:font-size-asian="10pt" style:font-name-complex="Calibri" style:font-size-complex="10pt"/>
    </style:style>
    <style:style style:name="T39_30" style:family="text">
      <style:text-properties style:font-name="Calibri" fo:font-size="10pt" style:font-name-asian="Calibri" style:font-size-asian="10pt" style:font-name-complex="Calibri" style:font-size-complex="10pt"/>
    </style:style>
    <style:style style:name="T39_31" style:family="text">
      <style:text-properties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style:font-name="Calibri" fo:font-size="10pt" style:font-name-asian="Calibri" style:font-size-asian="10pt" style:font-name-complex="Calibri" style:font-size-complex="10pt"/>
    </style:style>
    <style:style style:name="T41_2" style:family="text">
      <style:text-properties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style:font-name="Calibri" fo:font-size="10pt" style:font-name-asian="Calibri" style:font-size-asian="10pt" style:font-name-complex="Calibri" style:font-size-complex="10pt"/>
    </style:style>
    <style:style style:name="T41_4" style:family="text">
      <style:text-properties style:font-name="Calibri" fo:font-size="10pt" style:font-name-asian="Calibri" style:font-size-asian="10pt" style:font-name-complex="Calibri" style:font-size-complex="10pt"/>
    </style:style>
    <style:style style:name="T41_5" style:family="text">
      <style:text-properties style:font-name="Calibri" fo:font-size="10pt" style:font-name-asian="Calibri" style:font-size-asian="10pt" style:font-name-complex="Calibri" style:font-size-complex="10pt"/>
    </style:style>
    <style:style style:name="T41_6" style:family="text">
      <style:text-properties style:font-name="Calibri" fo:font-size="10pt" style:font-name-asian="Calibri" style:font-size-asian="10pt" style:font-name-complex="Calibri" style:font-size-complex="10pt"/>
    </style:style>
    <style:style style:name="T4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style:font-name="Calibri" fo:font-size="10pt" style:font-name-asian="Calibri" style:font-size-asian="10pt" style:font-name-complex="Calibri" style:font-size-complex="10pt"/>
    </style:style>
    <style:style style:name="T42_10" style:family="text">
      <style:text-properties style:font-name="Calibri" fo:font-size="10pt" style:font-name-asian="Calibri" style:font-size-asian="10pt" style:font-name-complex="Calibri" style:font-size-complex="10pt"/>
    </style:style>
    <style:style style:name="T42_11" style:family="text">
      <style:text-properties style:font-name="Calibri" fo:font-size="10pt" style:font-name-asian="Calibri" style:font-size-asian="10pt" style:font-name-complex="Calibri" style:font-size-complex="10pt"/>
    </style:style>
    <style:style style:name="T42_12" style:family="text">
      <style:text-properties style:font-name="Calibri" fo:font-size="10pt" style:font-name-asian="Calibri" style:font-size-asian="10pt" style:font-name-complex="Calibri" style:font-size-complex="10pt"/>
    </style:style>
    <style:style style:name="T42_13" style:family="text">
      <style:text-properties style:font-name="Calibri" fo:font-size="10pt" style:font-name-asian="Calibri" style:font-size-asian="10pt" style:font-name-complex="Calibri" style:font-size-complex="10pt"/>
    </style:style>
    <style:style style:name="T42_14" style:family="text">
      <style:text-properties style:font-name="Calibri" fo:font-size="10pt" style:font-name-asian="Calibri" style:font-size-asian="10pt" style:font-name-complex="Calibri" style:font-size-complex="10pt"/>
    </style:style>
    <style:style style:name="T42_15" style:family="text">
      <style:text-properties style:font-name="Calibri" fo:font-size="10pt" style:font-name-asian="Calibri" style:font-size-asian="10pt" style:font-name-complex="Calibri" style:font-size-complex="10pt"/>
    </style:style>
    <style:style style:name="T42_16" style:family="text">
      <style:text-properties style:font-name="Calibri" fo:font-size="10pt" style:font-name-asian="Calibri" style:font-size-asian="10pt" style:font-name-complex="Calibri" style:font-size-complex="10pt"/>
    </style:style>
    <style:style style:name="T42_17" style:family="text">
      <style:text-properties style:font-name="Calibri" fo:font-size="10pt" style:font-name-asian="Calibri" style:font-size-asian="10pt" style:font-name-complex="Calibri" style:font-size-complex="10pt"/>
    </style:style>
    <style:style style:name="T42_18" style:family="text">
      <style:text-properties style:font-name="Calibri" fo:font-size="10pt" style:font-name-asian="Calibri" style:font-size-asian="10pt" style:font-name-complex="Calibri" style:font-size-complex="10pt"/>
    </style:style>
    <style:style style:name="T42_19" style:family="text">
      <style:text-properties style:font-name="Calibri" fo:font-size="10pt" style:font-name-asian="Calibri" style:font-size-asian="10pt" style:font-name-complex="Calibri" style:font-size-complex="10pt"/>
    </style:style>
    <style:style style:name="T42_20" style:family="text">
      <style:text-properties style:font-name="Calibri" fo:font-size="10pt" style:font-name-asian="Calibri" style:font-size-asian="10pt" style:font-name-complex="Calibri" style:font-size-complex="10pt"/>
    </style:style>
    <style:style style:name="T42_2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2" style:family="text">
      <style:text-properties style:font-name="Calibri" fo:font-size="10pt" style:font-name-asian="Calibri" style:font-size-asian="10pt" style:font-name-complex="Calibri" style:font-size-complex="10pt"/>
    </style:style>
    <style:style style:name="T42_23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line-height="100%" style:writing-mode="lr-tb"/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4_2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4_3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4_4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4_5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" style:family="text">
      <style:text-properties style:font-name="Calibri" fo:font-size="10pt" style:font-name-asian="Calibri" style:font-size-asian="10pt" style:font-name-complex="Calibri" style:font-size-complex="10pt"/>
    </style:style>
    <style:style style:name="T45_3" style:family="text">
      <style:text-properties style:font-name="Calibri" fo:font-size="10pt" style:font-name-asian="Calibri" style:font-size-asian="10pt" style:font-name-complex="Calibri" style:font-size-complex="10pt"/>
    </style:style>
    <style:style style:name="T45_4" style:family="text">
      <style:text-properties style:font-name="Calibri" fo:font-size="10pt" style:font-name-asian="Calibri" style:font-size-asian="10pt" style:font-name-complex="Calibri" style:font-size-complex="10pt"/>
    </style:style>
    <style:style style:name="T45_5" style:family="text">
      <style:text-properties style:font-name="Calibri" fo:font-size="10pt" style:font-name-asian="Calibri" style:font-size-asian="10pt" style:font-name-complex="Calibri" style:font-size-complex="10pt"/>
    </style:style>
    <style:style style:name="T45_6" style:family="text">
      <style:text-properties style:font-name="Calibri" fo:font-size="10pt" style:font-name-asian="Calibri" style:font-size-asian="10pt" style:font-name-complex="Calibri" style:font-size-complex="10pt"/>
    </style:style>
    <style:style style:name="T45_7" style:family="text">
      <style:text-properties style:font-name="Calibri" fo:font-size="10pt" style:font-name-asian="Calibri" style:font-size-asian="10pt" style:font-name-complex="Calibri" style:font-size-complex="10pt"/>
    </style:style>
    <style:style style:name="T45_8" style:family="text">
      <style:text-properties style:font-name="Calibri" fo:font-size="10pt" style:font-name-asian="Calibri" style:font-size-asian="10pt" style:font-name-complex="Calibri" style:font-size-complex="10pt"/>
    </style:style>
    <style:style style:name="T45_9" style:family="text">
      <style:text-properties style:font-name="Calibri" fo:font-size="10pt" style:font-name-asian="Calibri" style:font-size-asian="10pt" style:font-name-complex="Calibri" style:font-size-complex="10pt"/>
    </style:style>
    <style:style style:name="T45_10" style:family="text">
      <style:text-properties style:font-name="Calibri" fo:font-size="10pt" style:font-name-asian="Calibri" style:font-size-asian="10pt" style:font-name-complex="Calibri" style:font-size-complex="10pt"/>
    </style:style>
    <style:style style:name="T45_11" style:family="text">
      <style:text-properties style:font-name="Calibri" fo:font-size="10pt" style:font-name-asian="Calibri" style:font-size-asian="10pt" style:font-name-complex="Calibri" style:font-size-complex="10pt"/>
    </style:style>
    <style:style style:name="T45_12" style:family="text">
      <style:text-properties style:font-name="Calibri" fo:font-size="10pt" style:font-name-asian="Calibri" style:font-size-asian="10pt" style:font-name-complex="Calibri" style:font-size-complex="10pt"/>
    </style:style>
    <style:style style:name="T45_13" style:family="text">
      <style:text-properties style:font-name="Calibri" fo:font-size="10pt" style:font-name-asian="Calibri" style:font-size-asian="10pt" style:font-name-complex="Calibri" style:font-size-complex="10pt"/>
    </style:style>
    <style:style style:name="T45_14" style:family="text">
      <style:text-properties style:font-name="Calibri" fo:font-size="10pt" style:font-name-asian="Calibri" style:font-size-asian="10pt" style:font-name-complex="Calibri" style:font-size-complex="10pt"/>
    </style:style>
    <style:style style:name="T45_15" style:family="text">
      <style:text-properties style:font-name="Calibri" fo:font-size="10pt" style:font-name-asian="Calibri" style:font-size-asian="10pt" style:font-name-complex="Calibri" style:font-size-complex="10pt"/>
    </style:style>
    <style:style style:name="T45_16" style:family="text">
      <style:text-properties style:font-name="Calibri" fo:font-size="10pt" style:font-name-asian="Calibri" style:font-size-asian="10pt" style:font-name-complex="Calibri" style:font-size-complex="10pt"/>
    </style:style>
    <style:style style:name="T45_17" style:family="text">
      <style:text-properties style:font-name="Calibri" fo:font-size="10pt" style:font-name-asian="Calibri" style:font-size-asian="10pt" style:font-name-complex="Calibri" style:font-size-complex="10pt"/>
    </style:style>
    <style:style style:name="T45_18" style:family="text">
      <style:text-properties style:font-name="Calibri" fo:font-size="10pt" style:font-name-asian="Calibri" style:font-size-asian="10pt" style:font-name-complex="Calibri" style:font-size-complex="10pt"/>
    </style:style>
    <style:style style:name="T45_19" style:family="text">
      <style:text-properties style:font-name="Calibri" fo:font-size="10pt" style:font-name-asian="Calibri" style:font-size-asian="10pt" style:font-name-complex="Calibri" style:font-size-complex="10pt"/>
    </style:style>
    <style:style style:name="T45_20" style:family="text">
      <style:text-properties style:font-name="Calibri" fo:font-size="10pt" style:font-name-asian="Calibri" style:font-size-asian="10pt" style:font-name-complex="Calibri" style:font-size-complex="10pt"/>
    </style:style>
    <style:style style:name="T45_2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2" style:family="text">
      <style:text-properties style:font-name="Calibri" fo:font-size="10pt" style:font-name-asian="Calibri" style:font-size-asian="10pt" style:font-name-complex="Calibri" style:font-size-complex="10pt"/>
    </style:style>
    <style:style style:name="T45_23" style:family="text">
      <style:text-properties style:font-name="Calibri" fo:font-size="10pt" style:font-name-asian="Calibri" style:font-size-asian="10pt" style:font-name-complex="Calibri" style:font-size-complex="10pt"/>
    </style:style>
    <style:style style:name="T45_24" style:family="text">
      <style:text-properties style:font-name="Calibri" fo:font-size="10pt" style:font-name-asian="Calibri" style:font-size-asian="10pt" style:font-name-complex="Calibri" style:font-size-complex="10pt"/>
    </style:style>
    <style:style style:name="T45_25" style:family="text">
      <style:text-properties style:font-name="Calibri" fo:font-size="10pt" style:font-name-asian="Calibri" style:font-size-asian="10pt" style:font-name-complex="Calibri" style:font-size-complex="10pt"/>
    </style:style>
    <style:style style:name="T45_26" style:family="text">
      <style:text-properties style:font-name="Calibri" fo:font-size="10pt" style:font-name-asian="Calibri" style:font-size-asian="10pt" style:font-name-complex="Calibri" style:font-size-complex="10pt"/>
    </style:style>
    <style:style style:name="T45_27" style:family="text">
      <style:text-properties style:font-name="Calibri" fo:font-size="10pt" style:font-name-asian="Calibri" style:font-size-asian="10pt" style:font-name-complex="Calibri" style:font-size-complex="10pt"/>
    </style:style>
    <style:style style:name="T45_28" style:family="text">
      <style:text-properties style:font-name="Calibri" fo:font-size="10pt" style:font-name-asian="Calibri" style:font-size-asian="10pt" style:font-name-complex="Calibri" style:font-size-complex="10pt"/>
    </style:style>
    <style:style style:name="T45_29" style:family="text">
      <style:text-properties style:font-name="Calibri" fo:font-size="10pt" style:font-name-asian="Calibri" style:font-size-asian="10pt" style:font-name-complex="Calibri" style:font-size-complex="10pt"/>
    </style:style>
    <style:style style:name="T45_30" style:family="text">
      <style:text-properties style:font-name="Calibri" fo:font-size="10pt" style:font-name-asian="Calibri" style:font-size-asian="10pt" style:font-name-complex="Calibri" style:font-size-complex="10pt"/>
    </style:style>
    <style:style style:name="P46" style:family="paragraph" style:parent-style-name="Standard">
      <style:paragraph-properties fo:break-before="auto" fo:line-height="100%" fo:margin-top="0cm" fo:margin-bottom="0cm" style:writing-mode="lr-tb"/>
    </style:style>
    <style:style style:name="T46_1" style:family="text">
      <style:text-properties style:font-name="Calibri" fo:font-size="10pt" style:font-name-asian="Calibri" style:font-size-asian="10pt" style:font-name-complex="Calibri" style:font-size-complex="10pt"/>
    </style:style>
    <style:style style:name="T46_2" style:family="text">
      <style:text-properties style:font-name="Calibri" fo:font-size="10pt" style:font-name-asian="Calibri" style:font-size-asian="10pt" style:font-name-complex="Calibri" style:font-size-complex="10pt"/>
    </style:style>
    <style:style style:name="T46_3" style:family="text">
      <style:text-properties style:font-name="Calibri" fo:font-size="10pt" style:font-name-asian="Calibri" style:font-size-asian="10pt" style:font-name-complex="Calibri" style:font-size-complex="10pt"/>
    </style:style>
    <style:style style:name="T46_4" style:family="text">
      <style:text-properties style:font-name="Calibri" fo:font-size="10pt" style:font-name-asian="Calibri" style:font-size-asian="10pt" style:font-name-complex="Calibri" style:font-size-complex="10pt"/>
    </style:style>
    <style:style style:name="T46_5" style:family="text">
      <style:text-properties style:font-name="Calibri" fo:font-size="10pt" style:font-name-asian="Calibri" style:font-size-asian="10pt" style:font-name-complex="Calibri" style:font-size-complex="10pt"/>
    </style:style>
    <style:style style:name="T46_6" style:family="text">
      <style:text-properties style:font-name="Calibri" fo:font-size="10pt" style:font-name-asian="Calibri" style:font-size-asian="10pt" style:font-name-complex="Calibri" style:font-size-complex="10pt"/>
    </style:style>
    <style:style style:name="T46_7" style:family="text">
      <style:text-properties style:font-name="Calibri" fo:font-size="10pt" style:font-name-asian="Calibri" style:font-size-asian="10pt" style:font-name-complex="Calibri" style:font-size-complex="10pt"/>
    </style:style>
    <style:style style:name="T46_8" style:family="text">
      <style:text-properties style:font-name="Calibri" fo:font-size="10pt" style:font-name-asian="Calibri" style:font-size-asian="10pt" style:font-name-complex="Calibri" style:font-size-complex="10pt"/>
    </style:style>
    <style:style style:name="T46_9" style:family="text">
      <style:text-properties style:font-name="Calibri" fo:font-size="10pt" style:font-name-asian="Calibri" style:font-size-asian="10pt" style:font-name-complex="Calibri" style:font-size-complex="10pt"/>
    </style:style>
    <style:style style:name="T46_10" style:family="text">
      <style:text-properties style:font-name="Calibri" fo:font-size="10pt" style:font-name-asian="Calibri" style:font-size-asian="10pt" style:font-name-complex="Calibri" style:font-size-complex="10pt"/>
    </style:style>
    <style:style style:name="T46_11" style:family="text">
      <style:text-properties style:font-name="Calibri" fo:font-size="10pt" style:font-name-asian="Calibri" style:font-size-asian="10pt" style:font-name-complex="Calibri" style:font-size-complex="10pt"/>
    </style:style>
    <style:style style:name="T46_12" style:family="text">
      <style:text-properties style:font-name="Calibri" fo:font-size="10pt" style:font-name-asian="Calibri" style:font-size-asian="10pt" style:font-name-complex="Calibri" style:font-size-complex="10pt"/>
    </style:style>
    <style:style style:name="T46_13" style:family="text">
      <style:text-properties style:font-name="Calibri" fo:font-size="10pt" style:font-name-asian="Calibri" style:font-size-asian="10pt" style:font-name-complex="Calibri" style:font-size-complex="10pt"/>
    </style:style>
    <style:style style:name="T46_14" style:family="text">
      <style:text-properties style:font-name="Calibri" fo:font-size="10pt" style:font-name-asian="Calibri" style:font-size-asian="10pt" style:font-name-complex="Calibri" style:font-size-complex="10pt"/>
    </style:style>
    <style:style style:name="T46_15" style:family="text">
      <style:text-properties style:font-name="Calibri" fo:font-size="10pt" style:font-name-asian="Calibri" style:font-size-asian="10pt" style:font-name-complex="Calibri" style:font-size-complex="10pt"/>
    </style:style>
    <style:style style:name="T46_16" style:family="text">
      <style:text-properties style:font-name="Calibri" fo:font-size="10pt" style:font-name-asian="Calibri" style:font-size-asian="10pt" style:font-name-complex="Calibri" style:font-size-complex="10pt"/>
    </style:style>
    <style:style style:name="T46_17" style:family="text">
      <style:text-properties style:font-name="Calibri" fo:font-size="10pt" style:font-name-asian="Calibri" style:font-size-asian="10pt" style:font-name-complex="Calibri" style:font-size-complex="10pt"/>
    </style:style>
    <style:style style:name="T46_18" style:family="text">
      <style:text-properties style:font-name="Calibri" fo:font-size="10pt" style:font-name-asian="Calibri" style:font-size-asian="10pt" style:font-name-complex="Calibri" style:font-size-complex="10pt"/>
    </style:style>
    <style:style style:name="T46_19" style:family="text">
      <style:text-properties style:font-name="Calibri" fo:font-size="10pt" style:font-name-asian="Calibri" style:font-size-asian="10pt" style:font-name-complex="Calibri" style:font-size-complex="10pt"/>
    </style:style>
    <style:style style:name="T46_20" style:family="text">
      <style:text-properties style:font-name="Calibri" fo:font-size="10pt" style:font-name-asian="Calibri" style:font-size-asian="10pt" style:font-name-complex="Calibri" style:font-size-complex="10pt"/>
    </style:style>
    <style:style style:name="T46_21" style:family="text">
      <style:text-properties style:font-name="Calibri" fo:font-size="10pt" style:font-name-asian="Calibri" style:font-size-asian="10pt" style:font-name-complex="Calibri" style:font-size-complex="10pt"/>
    </style:style>
    <style:style style:name="T46_22" style:family="text">
      <style:text-properties style:font-name="Calibri" fo:font-size="10pt" style:font-name-asian="Calibri" style:font-size-asian="10pt" style:font-name-complex="Calibri" style:font-size-complex="10pt"/>
    </style:style>
    <style:style style:name="T46_23" style:family="text">
      <style:text-properties style:font-name="Calibri" fo:font-size="10pt" style:font-name-asian="Calibri" style:font-size-asian="10pt" style:font-name-complex="Calibri" style:font-size-complex="10pt"/>
    </style:style>
    <style:style style:name="T46_24" style:family="text">
      <style:text-properties style:font-name="Calibri" fo:font-size="10pt" style:font-name-asian="Calibri" style:font-size-asian="10pt" style:font-name-complex="Calibri" style:font-size-complex="10pt"/>
    </style:style>
    <style:style style:name="T46_25" style:family="text">
      <style:text-properties style:font-name="Calibri" fo:font-size="10pt" style:font-name-asian="Calibri" style:font-size-asian="10pt" style:font-name-complex="Calibri" style:font-size-complex="10pt"/>
    </style:style>
    <style:style style:name="T46_26" style:family="text">
      <style:text-properties style:font-name="Calibri" fo:font-size="10pt" style:font-name-asian="Calibri" style:font-size-asian="10pt" style:font-name-complex="Calibri" style:font-size-complex="10pt"/>
    </style:style>
    <style:style style:name="T46_27" style:family="text">
      <style:text-properties style:font-name="Calibri" fo:font-size="10pt" style:font-name-asian="Calibri" style:font-size-asian="10pt" style:font-name-complex="Calibri" style:font-size-complex="10pt"/>
    </style:style>
    <style:style style:name="T46_28" style:family="text">
      <style:text-properties style:font-name="Calibri" fo:font-size="10pt" style:font-name-asian="Calibri" style:font-size-asian="10pt" style:font-name-complex="Calibri" style:font-size-complex="10pt"/>
    </style:style>
    <style:style style:name="P47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8" style:family="paragraph" style:parent-style-name="Standard">
      <style:paragraph-properties fo:text-align="center" fo:break-before="auto" fo:line-height="100%" style:writing-mode="lr-tb"/>
    </style:style>
    <style:style style:name="T48_1" style:family="text">
      <style:text-properties style:font-name="Calibri" fo:font-size="10pt" style:font-name-asian="Calibri" style:font-size-asian="10pt" style:font-name-complex="Calibri" style:font-size-complex="10pt"/>
    </style:style>
    <style:style style:name="T48_2" style:family="text">
      <style:text-properties style:font-name="Calibri" fo:font-size="10pt" style:font-name-asian="Calibri" style:font-size-asian="10pt" style:font-name-complex="Calibri" style:font-size-complex="10pt"/>
    </style:style>
    <style:style style:name="T48_3" style:family="text"/>
    <style:style style:name="T48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5" style:family="text"/>
    <style:style style:name="T48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7" style:family="text"/>
    <style:style style:name="T48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9" style:family="text"/>
    <style:style style:name="T48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9" style:family="text">
      <style:text-properties style:font-name="Calibri" fo:font-size="10pt" style:font-name-asian="Calibri" style:font-size-asian="10pt" style:font-name-complex="Calibri" style:font-size-complex="10pt"/>
    </style:style>
    <style:style style:name="T48_20" style:family="text">
      <style:text-properties style:font-name="Calibri" fo:font-size="10pt" style:font-name-asian="Calibri" style:font-size-asian="10pt" style:font-name-complex="Calibri" style:font-size-complex="10pt"/>
    </style:style>
    <style:style style:name="T48_21" style:family="text">
      <style:text-properties style:font-name="Calibri" fo:font-size="10pt" style:font-name-asian="Calibri" style:font-size-asian="10pt" style:font-name-complex="Calibri" style:font-size-complex="10pt"/>
    </style:style>
    <style:style style:name="T48_22" style:family="text">
      <style:text-properties style:font-name="Calibri" fo:font-size="10pt" style:font-name-asian="Calibri" style:font-size-asian="10pt" style:font-name-complex="Calibri" style:font-size-complex="10pt"/>
    </style:style>
    <style:style style:name="T48_23" style:family="text">
      <style:text-properties style:font-name="Calibri" fo:font-size="10pt" style:font-name-asian="Calibri" style:font-size-asian="10pt" style:font-name-complex="Calibri" style:font-size-complex="10pt"/>
    </style:style>
    <style:style style:name="T48_24" style:family="text">
      <style:text-properties style:font-name="Calibri" fo:font-size="10pt" style:font-name-asian="Calibri" style:font-size-asian="10pt" style:font-name-complex="Calibri" style:font-size-complex="10pt"/>
    </style:style>
    <style:style style:name="T48_25" style:family="text">
      <style:text-properties style:font-name="Calibri" fo:font-size="10pt" style:font-name-asian="Calibri" style:font-size-asian="10pt" style:font-name-complex="Calibri" style:font-size-complex="10pt"/>
    </style:style>
    <style:style style:name="T48_26" style:family="text">
      <style:text-properties style:font-name="Calibri" fo:font-size="10pt" style:font-name-asian="Calibri" style:font-size-asian="10pt" style:font-name-complex="Calibri" style:font-size-complex="10pt"/>
    </style:style>
    <style:style style:name="T48_27" style:family="text">
      <style:text-properties style:font-name="Calibri" fo:font-size="10pt" style:font-name-asian="Calibri" style:font-size-asian="10pt" style:font-name-complex="Calibri" style:font-size-complex="10pt"/>
    </style:style>
    <style:style style:name="T48_28" style:family="text">
      <style:text-properties style:font-name="Calibri" fo:font-size="10pt" style:font-name-asian="Calibri" style:font-size-asian="10pt" style:font-name-complex="Calibri" style:font-size-complex="10pt"/>
    </style:style>
    <style:style style:name="T48_29" style:family="text">
      <style:text-properties style:font-name="Calibri" fo:font-size="10pt" style:font-name-asian="Calibri" style:font-size-asian="10pt" style:font-name-complex="Calibri" style:font-size-complex="10pt"/>
    </style:style>
    <style:style style:name="T48_30" style:family="text">
      <style:text-properties style:font-name="Calibri" fo:font-size="10pt" style:font-name-asian="Calibri" style:font-size-asian="10pt" style:font-name-complex="Calibri" style:font-size-complex="10pt"/>
    </style:style>
    <style:style style:name="T48_31" style:family="text">
      <style:text-properties style:font-name="Calibri" fo:font-size="10pt" style:font-name-asian="Calibri" style:font-size-asian="10pt" style:font-name-complex="Calibri" style:font-size-complex="10pt"/>
    </style:style>
    <style:style style:name="T48_32" style:family="text">
      <style:text-properties style:font-name="Calibri" fo:font-size="10pt" style:font-name-asian="Calibri" style:font-size-asian="10pt" style:font-name-complex="Calibri" style:font-size-complex="10pt"/>
    </style:style>
    <style:style style:name="T48_33" style:family="text">
      <style:text-properties style:font-name="Calibri" fo:font-size="10pt" style:font-name-asian="Calibri" style:font-size-asian="10pt" style:font-name-complex="Calibri" style:font-size-complex="10pt"/>
    </style:style>
    <style:style style:name="T48_34" style:family="text">
      <style:text-properties style:font-name="Calibri" fo:font-size="10pt" style:font-name-asian="Calibri" style:font-size-asian="10pt" style:font-name-complex="Calibri" style:font-size-complex="10pt"/>
    </style:style>
    <style:style style:name="T48_35" style:family="text">
      <style:text-properties style:font-name="Calibri" fo:font-size="10pt" style:font-name-asian="Calibri" style:font-size-asian="10pt" style:font-name-complex="Calibri" style:font-size-complex="10pt"/>
    </style:style>
    <style:style style:name="T48_36" style:family="text">
      <style:text-properties style:font-name="Calibri" fo:font-size="10pt" style:font-name-asian="Calibri" style:font-size-asian="10pt" style:font-name-complex="Calibri" style:font-size-complex="10pt"/>
    </style:style>
    <style:style style:name="T48_37" style:family="text">
      <style:text-properties style:font-name="Calibri" fo:font-size="10pt" style:font-name-asian="Calibri" style:font-size-asian="10pt" style:font-name-complex="Calibri" style:font-size-complex="10pt"/>
    </style:style>
    <style:style style:name="T48_38" style:family="text">
      <style:text-properties style:font-name="Calibri" fo:font-size="10pt" style:font-name-asian="Calibri" style:font-size-asian="10pt" style:font-name-complex="Calibri" style:font-size-complex="10pt"/>
    </style:style>
    <style:style style:name="T48_39" style:family="text">
      <style:text-properties style:font-name="Calibri" fo:font-size="10pt" style:font-name-asian="Calibri" style:font-size-asian="10pt" style:font-name-complex="Calibri" style:font-size-complex="10pt"/>
    </style:style>
    <style:style style:name="T48_40" style:family="text">
      <style:text-properties style:font-name="Calibri" fo:font-size="10pt" style:font-name-asian="Calibri" style:font-size-asian="10pt" style:font-name-complex="Calibri" style:font-size-complex="10pt"/>
    </style:style>
    <style:style style:name="T48_41" style:family="text">
      <style:text-properties style:font-name="Calibri" fo:font-size="10pt" style:font-name-asian="Calibri" style:font-size-asian="10pt" style:font-name-complex="Calibri" style:font-size-complex="10pt"/>
    </style:style>
    <style:style style:name="T48_42" style:family="text">
      <style:text-properties style:font-name="Calibri" fo:font-size="10pt" style:font-name-asian="Calibri" style:font-size-asian="10pt" style:font-name-complex="Calibri" style:font-size-complex="10pt"/>
    </style:style>
  </office:automatic-styles>
  <office:body>
    <office:text>
      <text:p text:style-name="P1"/>
      <text:p text:style-name="P2"><text:span text:style-name="T2_1">Chris</text:span><text:span text:style-name="T2_2"><text:s/></text:span><text:span text:style-name="T2_3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rehpotsirhc</text:span></text:a></text:span><text:span text:style-name="T3_27"><text:a xlink:type="simple" xlink:href="https://rehpotsirhc.github.io/"><text:span text:style-name="T3_28">.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.</text:span></text:a></text:span><text:span text:style-name="T3_33"><text:a xlink:type="simple" xlink:href="https://rehpotsirhc.github.io/"><text:span text:style-name="T3_34">io</text:span></text:a></text:span></text:p>
      <text:p text:style-name="P4"/>
      <text:p text:style-name="P5"><text:span text:style-name="T5_1">SUMMARY</text:span><text:span text:style-name="T5_2">.</text:span><text:span text:style-name="T5_3"><text:s/></text:span><text:span text:style-name="T5_4">....</text:span></text:p>
      <text:p text:style-name="P6"><text:span text:style-name="T6_1">Back</text:span><text:span text:style-name="T6_2">-</text:span><text:span text:style-name="T6_3">end</text:span><text:span text:style-name="T6_4"><text:s/></text:span><text:span text:style-name="T6_5">web</text:span><text:span text:style-name="T6_6"><text:s/></text:span><text:span text:style-name="T6_7">and</text:span><text:span text:style-name="T6_8"><text:s/></text:span><text:span text:style-name="T6_9">application</text:span><text:span text:style-name="T6_10"><text:s/></text:span><text:span text:style-name="T6_11">developer</text:span><text:span text:style-name="T6_12"><text:s/></text:span><text:span text:style-name="T6_13">of</text:span><text:span text:style-name="T6_14"><text:s/>6-</text:span><text:span text:style-name="T6_15">years</text:span><text:span text:style-name="T6_16"><text:s/></text:span><text:span text:style-name="T6_17">industry</text:span><text:span text:style-name="T6_18"><text:s/></text:span><text:span text:style-name="T6_19">experience</text:span><text:span text:style-name="T6_20"><text:s/></text:span><text:span text:style-name="T6_21">across</text:span><text:span text:style-name="T6_22"><text:s/></text:span><text:span text:style-name="T6_23">the</text:span><text:span text:style-name="T6_24"><text:s/></text:span><text:span text:style-name="T6_25">full</text:span><text:span text:style-name="T6_26"><text:s/></text:span><text:span text:style-name="T6_27">stack</text:span><text:span text:style-name="T6_28"><text:s/></text:span><text:span text:style-name="T6_29">using</text:span><text:span text:style-name="T6_30"><text:s/></text:span><text:span text:style-name="T6_31">C</text:span><text:span text:style-name="T6_32">#</text:span><text:span text:style-name="T6_33">,<text:s/></text:span><text:span text:style-name="T6_34">.</text:span><text:span text:style-name="T6_35">NET</text:span><text:span text:style-name="T6_36">,<text:s/></text:span><text:span text:style-name="T6_37">MSSQL</text:span><text:span text:style-name="T6_38">,<text:s/></text:span><text:span text:style-name="T6_39">TFS</text:span><text:span text:style-name="T6_40">,<text:s/></text:span><text:span text:style-name="T6_41">Windows</text:span><text:span text:style-name="T6_42"><text:s/></text:span><text:span text:style-name="T6_43">Server</text:span><text:span text:style-name="T6_44"><text:s/></text:span><text:span text:style-name="T6_45">and</text:span><text:span text:style-name="T6_46"><text:s/></text:span><text:span text:style-name="T6_47">other</text:span><text:span text:style-name="T6_48"><text:s/></text:span><text:span text:style-name="T6_49">Microsoft</text:span><text:span text:style-name="T6_50"><text:s/></text:span><text:span text:style-name="T6_51">technologies</text:span><text:span text:style-name="T6_52">.<text:s/></text:span><text:span text:style-name="T6_53">Creative</text:span><text:span text:style-name="T6_54">,<text:s/></text:span><text:span text:style-name="T6_55">analytical</text:span><text:span text:style-name="T6_56"><text:s/></text:span><text:span text:style-name="T6_57">thinker</text:span><text:span text:style-name="T6_58"><text:s/></text:span><text:span text:style-name="T6_59">with</text:span><text:span text:style-name="T6_60"><text:s/></text:span><text:span text:style-name="T6_61">excellent</text:span><text:span text:style-name="T6_62"><text:s/></text:span><text:span text:style-name="T6_63">logical</text:span><text:span text:style-name="T6_64"><text:s/></text:span><text:span text:style-name="T6_65">reasoning</text:span><text:span text:style-name="T6_66"><text:s/></text:span><text:span text:style-name="T6_67">ability</text:span><text:span text:style-name="T6_68"><text:s/></text:span><text:span text:style-name="T6_69">and</text:span><text:span text:style-name="T6_70"><text:s/></text:span><text:span text:style-name="T6_71">superb</text:span><text:span text:style-name="T6_72"><text:s/></text:span><text:span text:style-name="T6_73">written</text:span><text:span text:style-name="T6_74"><text:s/></text:span><text:span text:style-name="T6_75">communication</text:span><text:span text:style-name="T6_76"><text:s/></text:span><text:span text:style-name="T6_77">skills</text:span><text:span text:style-name="T6_78">.<text:s/></text:span><text:span text:style-name="T6_79">Optimization</text:span><text:span text:style-name="T6_80"><text:s/></text:span><text:span text:style-name="T6_81">and</text:span><text:span text:style-name="T6_82"><text:s/></text:span><text:span text:style-name="T6_83">computational</text:span><text:span text:style-name="T6_84"><text:s/></text:span><text:span text:style-name="T6_85">biology</text:span><text:span text:style-name="T6_86"><text:s/></text:span><text:span text:style-name="T6_87">researcher</text:span><text:span text:style-name="T6_88"><text:s/></text:span><text:span text:style-name="T6_89">with</text:span><text:span text:style-name="T6_90"><text:s/>2<text:s/></text:span><text:span text:style-name="T6_91">years</text:span><text:span text:style-name="T6_92"><text:s/></text:span><text:span text:style-name="T6_93">experience</text:span><text:span text:style-name="T6_94"><text:s/></text:span><text:span text:style-name="T6_95">model</text:span><text:span text:style-name="T6_96"><text:s/></text:span><text:span text:style-name="T6_97">fitting</text:span><text:span text:style-name="T6_98"><text:s/></text:span><text:span text:style-name="T6_99">using</text:span><text:span text:style-name="T6_100"><text:s/></text:span><text:span text:style-name="T6_101">machine</text:span><text:span text:style-name="T6_102"><text:s/></text:span><text:span text:style-name="T6_103">learning</text:span><text:span text:style-name="T6_104"><text:s/></text:span><text:span text:style-name="T6_105">techniques</text:span><text:span text:style-name="T6_106">:<text:s/></text:span><text:span text:style-name="T6_107">including</text:span><text:span text:style-name="T6_108"><text:s/></text:span><text:span text:style-name="T6_109">search</text:span><text:span text:style-name="T6_110"><text:s/></text:span><text:span text:style-name="T6_111">algorithms</text:span><text:span text:style-name="T6_112">,<text:s/></text:span><text:span text:style-name="T6_113">neural</text:span><text:span text:style-name="T6_114"><text:s/></text:span><text:span text:style-name="T6_115">networks</text:span><text:span text:style-name="T6_116">,<text:s/></text:span><text:span text:style-name="T6_117">regression</text:span><text:span text:style-name="T6_118">,<text:s/></text:span><text:span text:style-name="T6_119">clustering</text:span><text:span text:style-name="T6_120"><text:s/></text:span><text:span text:style-name="T6_121">and</text:span><text:span text:style-name="T6_122"><text:s/></text:span><text:span text:style-name="T6_123">feature</text:span><text:span text:style-name="T6_124"><text:s/></text:span><text:span text:style-name="T6_125">extraction</text:span><text:span text:style-name="T6_126"><text:s/></text:span><text:span text:style-name="T6_127">programmed</text:span><text:span text:style-name="T6_128"><text:s/></text:span><text:span text:style-name="T6_129">in</text:span><text:span text:style-name="T6_130"><text:s/></text:span><text:span text:style-name="T6_131">Matlab</text:span><text:span text:style-name="T6_132">,<text:s/></text:span><text:span text:style-name="T6_133">Python</text:span><text:span text:style-name="T6_134"><text:s/></text:span><text:span text:style-name="T6_135">and</text:span><text:span text:style-name="T6_136"><text:s/></text:span><text:span text:style-name="T6_137">Java</text:span><text:span text:style-name="T6_138"><text:s/>(4<text:s/></text:span><text:span text:style-name="T6_139">years</text:span><text:span text:style-name="T6_140"><text:s/></text:span><text:span text:style-name="T6_141">experience</text:span><text:span text:style-name="T6_142"><text:s/></text:span><text:span text:style-name="T6_143">with</text:span><text:span text:style-name="T6_144"><text:s/></text:span><text:span text:style-name="T6_145">Java</text:span><text:span text:style-name="T6_146">).</text:span></text:p>
      <text:p text:style-name="P7"/>
      <text:p text:style-name="P8"><text:span text:style-name="T8_1">PROFESSIONAL</text:span><text:span text:style-name="T8_2"><text:s/></text:span><text:span text:style-name="T8_3">EXPERIENCE</text:span></text:p>
      <text:p text:style-name="P9"><text:span text:style-name="T9_1">Utah</text:span><text:span text:style-name="T9_2"><text:s/></text:span><text:span text:style-name="T9_3">State</text:span><text:span text:style-name="T9_4"><text:s/></text:span><text:span text:style-name="T9_5">University</text:span><text:span text:style-name="T9_6"><text:s/></text:span><text:span text:style-name="T9_7"> <text:s/></text:span><text:span text:style-name="T9_8">Logan</text:span><text:span text:style-name="T9_9"><text:s/></text:span><text:span text:style-name="T9_10">,<text:s/></text:span><text:span text:style-name="T9_11">Utah</text:span><text:span text:style-name="T9_12"><text:s/></text:span><text:span text:style-name="T9_13"><text:s/></text:span><text:span text:style-name="T9_14">        </text:span><text:span text:style-name="T9_15"><text:s/></text:span><text:span text:style-name="T9_16"><text:s/></text:span><text:span text:style-name="T9_17">January</text:span><text:span text:style-name="T9_18"><text:s/>2015<text:s/>-<text:s/></text:span><text:span text:style-name="T9_19">Present</text:span></text:p>
      <text:p text:style-name="P10"><text:span text:style-name="T10_1">Machine</text:span><text:span text:style-name="T10_2"><text:s/></text:span><text:span text:style-name="T10_3">Learning</text:span><text:span text:style-name="T10_4"><text:s/></text:span><text:span text:style-name="T10_5">and</text:span><text:span text:style-name="T10_6"><text:s/></text:span><text:span text:style-name="T10_7">Computational</text:span><text:span text:style-name="T10_8"><text:s/></text:span><text:span text:style-name="T10_9">Biology</text:span><text:span text:style-name="T10_10"><text:s/></text:span><text:span text:style-name="T10_11">Research</text:span><text:span text:style-name="T10_12">er</text:span><text:span text:style-name="T10_13"><text:s/></text:span><text:span text:style-name="T10_14">and</text:span><text:span text:style-name="T10_15"><text:s/></text:span><text:span text:style-name="T10_16">Lab</text:span><text:span text:style-name="T10_17"><text:s/></text:span><text:span text:style-name="T10_18">Manager</text:span></text:p>
      <text:list text:style-name="LS1" xml:id="list0">
        <text:list-item>
          <text:p text:style-name="P11"><text:span text:style-name="T11_1">Built</text:span><text:span text:style-name="T11_2"><text:s/></text:span><text:span text:style-name="T11_3">optimization</text:span><text:span text:style-name="T11_4"><text:s/></text:span><text:span text:style-name="T11_5">software</text:span><text:span text:style-name="T11_6"><text:s/></text:span><text:span text:style-name="T11_7">and</text:span><text:span text:style-name="T11_8"><text:s/></text:span><text:span text:style-name="T11_9">successfully</text:span><text:span text:style-name="T11_10"><text:s/></text:span><text:span text:style-name="T11_11">applied</text:span><text:span text:style-name="T11_12"><text:s/></text:span><text:span text:style-name="T11_13">it</text:span><text:span text:style-name="T11_14"><text:s/></text:span><text:span text:style-name="T11_15">to</text:span><text:span text:style-name="T11_16"><text:s/></text:span><text:span text:style-name="T11_17">fitting</text:span><text:span text:style-name="T11_18"><text:s/></text:span><text:span text:style-name="T11_19">two</text:span><text:span text:style-name="T11_20"><text:s/></text:span><text:span text:style-name="T11_21">biological</text:span><text:span text:style-name="T11_22"><text:s/></text:span><text:span text:style-name="T11_23">models</text:span><text:span text:style-name="T11_24">.</text:span></text:p>
        </text:list-item>
        <text:list-item>
          <text:p text:style-name="P12"><text:span text:style-name="T12_1">Collaborated</text:span><text:span text:style-name="T12_2"><text:s/></text:span><text:span text:style-name="T12_3">closely</text:span><text:span text:style-name="T12_4"><text:s/></text:span><text:span text:style-name="T12_5">with</text:span><text:span text:style-name="T12_6"><text:s/></text:span><text:span text:style-name="T12_7">the</text:span><text:span text:style-name="T12_8"><text:s/></text:span><text:span text:style-name="T12_9">Institute</text:span><text:span text:style-name="T12_10"><text:s/></text:span><text:span text:style-name="T12_11">of</text:span><text:span text:style-name="T12_12"><text:s/></text:span><text:span text:style-name="T12_13">Systems</text:span><text:span text:style-name="T12_14"><text:s/></text:span><text:span text:style-name="T12_15">Biology</text:span><text:span text:style-name="T12_16"><text:s/></text:span><text:span text:style-name="T12_17">on</text:span><text:span text:style-name="T12_18"><text:s/></text:span><text:span text:style-name="T12_19">modelling</text:span><text:span text:style-name="T12_20"><text:s/></text:span><text:span text:style-name="T12_21">research</text:span><text:span text:style-name="T12_22">.</text:span></text:p>
        </text:list-item>
        <text:list-item>
          <text:p text:style-name="P13"><text:span text:style-name="T13_1">Increased</text:span><text:span text:style-name="T13_2"><text:s/></text:span><text:span text:style-name="T13_3">speed</text:span><text:span text:style-name="T13_4"><text:s/></text:span><text:span text:style-name="T13_5">of</text:span><text:span text:style-name="T13_6"><text:s/></text:span><text:span text:style-name="T13_7">biological</text:span><text:span text:style-name="T13_8"><text:s/></text:span><text:span text:style-name="T13_9">simulation</text:span><text:span text:style-name="T13_10"><text:s/></text:span><text:span text:style-name="T13_11">software</text:span><text:span text:style-name="T13_12"><text:s/>(</text:span><text:span text:style-name="T13_13">Java</text:span><text:span text:style-name="T13_14">)<text:s/></text:span><text:span text:style-name="T13_15"><text:s/></text:span><text:span text:style-name="T13_16">over</text:span><text:span text:style-name="T13_17"><text:s/></text:span><text:span text:style-name="T13_18">10</text:span><text:span text:style-name="T13_19"><text:s/></text:span><text:span text:style-name="T13_20">fold</text:span><text:span text:style-name="T13_21">.</text:span></text:p>
        </text:list-item>
      </text:list>
      <text:p text:style-name="P14"><text:span text:style-name="T14_1">Orchid</text:span><text:span text:style-name="T14_2"><text:s/></text:span><text:span text:style-name="T14_3">Event</text:span><text:span text:style-name="T14_4"><text:s/></text:span><text:span text:style-name="T14_5">Solutions</text:span><text:span text:style-name="T14_6"><text:s/>(</text:span><text:span text:style-name="T14_7">Visit</text:span><text:span text:style-name="T14_8"><text:s/></text:span><text:span text:style-name="T14_9">Salt</text:span><text:span text:style-name="T14_10"><text:s/></text:span><text:span text:style-name="T14_11">Lake</text:span><text:span text:style-name="T14_12">)</text:span><text:span text:style-name="T14_13"><text:s/></text:span><text:span text:style-name="T14_14"> <text:s/></text:span><text:span text:style-name="T14_15">Salt</text:span><text:span text:style-name="T14_16"><text:s/></text:span><text:span text:style-name="T14_17">Lake</text:span><text:span text:style-name="T14_18"><text:s/></text:span><text:span text:style-name="T14_19">City</text:span><text:span text:style-name="T14_20"><text:s/>,<text:s/></text:span><text:span text:style-name="T14_21">Utah</text:span><text:span text:style-name="T14_22"><text:s/></text:span><text:span text:style-name="T14_23"><text:s/></text:span><text:span text:style-name="T14_24">        </text:span><text:span text:style-name="T14_25"><text:s/></text:span><text:span text:style-name="T14_26"><text:s/></text:span><text:span text:style-name="T14_27">December</text:span><text:span text:style-name="T14_28"><text:s/>2013<text:s/>-<text:s/></text:span><text:span text:style-name="T14_29">August</text:span><text:span text:style-name="T14_30"><text:s/>2014</text:span></text:p>
      <text:p text:style-name="P15"><text:span text:style-name="T15_1">Software</text:span><text:span text:style-name="T15_2"><text:s/></text:span><text:span text:style-name="T15_3">Engineer</text:span></text:p>
      <text:list text:style-name="LS2" xml:id="list3">
        <text:list-item>
          <text:p text:style-name="P16"><text:span text:style-name="T16_1">Reduced</text:span><text:span text:style-name="T16_2"><text:s/></text:span><text:span text:style-name="T16_3">website</text:span><text:span text:style-name="T16_4"><text:s/></text:span><text:span text:style-name="T16_5">creation</text:span><text:span text:style-name="T16_6"><text:s/></text:span><text:span text:style-name="T16_7">time</text:span><text:span text:style-name="T16_8"><text:s/></text:span><text:span text:style-name="T16_9">over</text:span><text:span text:style-name="T16_10"><text:s/></text:span><text:span text:style-name="T16_11">25%<text:s/></text:span><text:span text:style-name="T16_12">by</text:span><text:span text:style-name="T16_13"><text:s/></text:span><text:span text:style-name="T16_14">automating</text:span><text:span text:style-name="T16_15"><text:s/></text:span><text:span text:style-name="T16_16">development</text:span><text:span text:style-name="T16_17">,<text:s/></text:span><text:span text:style-name="T16_18">build</text:span><text:span text:style-name="T16_19"><text:s/></text:span><text:span text:style-name="T16_20">and</text:span><text:span text:style-name="T16_21"><text:s/></text:span><text:span text:style-name="T16_22">deployment</text:span><text:span text:style-name="T16_23"><text:s/></text:span><text:span text:style-name="T16_24">processes</text:span><text:span text:style-name="T16_25">.</text:span></text:p>
        </text:list-item>
        <text:list-item>
          <text:p text:style-name="P17"><text:span text:style-name="T17_1">Led</text:span><text:span text:style-name="T17_2"><text:s/></text:span><text:span text:style-name="T17_3">a</text:span><text:span text:style-name="T17_4"><text:s/></text:span><text:span text:style-name="T17_5">successful</text:span><text:span text:style-name="T17_6"><text:s/></text:span><text:span text:style-name="T17_7">software</text:span><text:span text:style-name="T17_8"><text:s/></text:span><text:span text:style-name="T17_9">migration</text:span><text:span text:style-name="T17_10"><text:s/></text:span><text:span text:style-name="T17_11">to</text:span><text:span text:style-name="T17_12"><text:s/></text:span><text:span text:style-name="T17_13">newer</text:span><text:span text:style-name="T17_14"><text:s/></text:span><text:span text:style-name="T17_15">technologies</text:span><text:span text:style-name="T17_16"><text:s/></text:span><text:span text:style-name="T17_17">including</text:span><text:span text:style-name="T17_18"><text:s/></text:span><text:span text:style-name="T17_19">TFS</text:span><text:span text:style-name="T17_20"><text:s/></text:span><text:span text:style-name="T17_21">and</text:span><text:span text:style-name="T17_22"><text:s/></text:span><text:span text:style-name="T17_23">Release</text:span><text:span text:style-name="T17_24"><text:s/></text:span><text:span text:style-name="T17_25">Management</text:span><text:span text:style-name="T17_26">.</text:span></text:p>
        </text:list-item>
      </text:list>
      <text:p text:style-name="P18"><text:span text:style-name="T18_1">Carnections</text:span><text:span text:style-name="T18_2">,<text:s/></text:span><text:span text:style-name="T18_3">Inc</text:span><text:span text:style-name="T18_4">.</text:span><text:span text:style-name="T18_5"><text:s/></text:span><text:span text:style-name="T18_6"> <text:s/></text:span><text:span text:style-name="T18_7">Salt</text:span><text:span text:style-name="T18_8"><text:s/></text:span><text:span text:style-name="T18_9">Lake</text:span><text:span text:style-name="T18_10"><text:s/></text:span><text:span text:style-name="T18_11">City</text:span><text:span text:style-name="T18_12"><text:s/>,<text:s/></text:span><text:span text:style-name="T18_13">Utah</text:span><text:span text:style-name="T18_14"><text:s/></text:span><text:span text:style-name="T18_15"><text:s/></text:span><text:span text:style-name="T18_16">        </text:span><text:span text:style-name="T18_17"><text:s/></text:span><text:span text:style-name="T18_18"><text:s/></text:span><text:span text:style-name="T18_19">June</text:span><text:span text:style-name="T18_20"><text:s/>2009<text:s/>-<text:s/></text:span><text:span text:style-name="T18_21">December</text:span><text:span text:style-name="T18_22"><text:s/>2013</text:span></text:p>
      <text:p text:style-name="P19"><text:span text:style-name="T19_1">Co</text:span><text:span text:style-name="T19_2">-</text:span><text:span text:style-name="T19_3">Owner</text:span><text:span text:style-name="T19_4">,<text:s/></text:span><text:span text:style-name="T19_5">Founder</text:span><text:span text:style-name="T19_6"><text:s/></text:span><text:span text:style-name="T19_7">and</text:span><text:span text:style-name="T19_8"><text:s/></text:span><text:span text:style-name="T19_9">Webmaster</text:span></text:p>
      <text:list text:style-name="LS3" xml:id="list5">
        <text:list-item>
          <text:p text:style-name="P20"><text:span text:style-name="T20_1">Designed</text:span><text:span text:style-name="T20_2">,<text:s/></text:span><text:span text:style-name="T20_3">programmed</text:span><text:span text:style-name="T20_4">,<text:s/></text:span><text:span text:style-name="T20_5">and</text:span><text:span text:style-name="T20_6"><text:s/></text:span><text:span text:style-name="T20_7">m</text:span><text:span text:style-name="T20_8">aintained</text:span><text:span text:style-name="T20_9"><text:s/></text:span><text:span text:style-name="T20_10">its</text:span><text:span text:style-name="T20_11"><text:s/></text:span><text:span text:style-name="T20_12">website</text:span><text:span text:style-name="T20_13">,<text:s/></text:span><text:span text:style-name="T20_14">carnections</text:span><text:span text:style-name="T20_15">.</text:span><text:span text:style-name="T20_16">com</text:span></text:p>
        </text:list-item>
        <text:list-item>
          <text:p text:style-name="P21"><text:span text:style-name="T21_1">Significantly</text:span><text:span text:style-name="T21_2"><text:s/></text:span><text:span text:style-name="T21_3">expanded</text:span><text:span text:style-name="T21_4"><text:s/></text:span><text:span text:style-name="T21_5">online</text:span><text:span text:style-name="T21_6"><text:s/></text:span><text:span text:style-name="T21_7">presence</text:span><text:span text:style-name="T21_8"><text:s/></text:span><text:span text:style-name="T21_9">using</text:span><text:span text:style-name="T21_10"><text:s/></text:span><text:span text:style-name="T21_11">search</text:span><text:span text:style-name="T21_12"><text:s/></text:span><text:span text:style-name="T21_13">engine</text:span><text:span text:style-name="T21_14"><text:s/></text:span><text:span text:style-name="T21_15">optimization</text:span><text:span text:style-name="T21_16"><text:s/>(</text:span><text:span text:style-name="T21_17">SEO</text:span><text:span text:style-name="T21_18">)</text:span></text:p>
        </text:list-item>
      </text:list>
      <text:p text:style-name="P22"><text:span text:style-name="T22_1">Shipping</text:span><text:span text:style-name="T22_2"><text:s/></text:span><text:span text:style-name="T22_3">Connections</text:span><text:span text:style-name="T22_4"> <text:s/></text:span><text:span text:style-name="T22_5">Salt</text:span><text:span text:style-name="T22_6"><text:s/></text:span><text:span text:style-name="T22_7">Lake</text:span><text:span text:style-name="T22_8"><text:s/></text:span><text:span text:style-name="T22_9">City</text:span><text:span text:style-name="T22_10"><text:s/>,<text:s/></text:span><text:span text:style-name="T22_11">Utah</text:span><text:span text:style-name="T22_12"><text:s/></text:span><text:span text:style-name="T22_13"><text:s/></text:span><text:span text:style-name="T22_14">        </text:span><text:span text:style-name="T22_15"><text:s/></text:span><text:span text:style-name="T22_16"><text:s/></text:span><text:span text:style-name="T22_17">September</text:span><text:span text:style-name="T22_18"><text:s/>2007<text:s/>-<text:s/></text:span><text:span text:style-name="T22_19">January</text:span><text:span text:style-name="T22_20"><text:s/>2013</text:span></text:p>
      <text:p text:style-name="P23"><text:span text:style-name="T23_1">Web</text:span><text:span text:style-name="T23_2"><text:s/></text:span><text:span text:style-name="T23_3">Developer</text:span><text:span text:style-name="T23_4"><text:s/></text:span><text:span text:style-name="T23_5">and</text:span><text:span text:style-name="T23_6"><text:s/></text:span><text:span text:style-name="T23_7">Software</text:span><text:span text:style-name="T23_8"><text:s/></text:span><text:span text:style-name="T23_9">Engineer</text:span></text:p>
      <text:list text:style-name="LS3" xml:id="list7">
        <text:list-item>
          <text:p text:style-name="P24"><text:span text:style-name="T24_1">Brought</text:span><text:span text:style-name="T24_2"><text:s/></text:span><text:span text:style-name="T24_3">company</text:span><text:span text:style-name="T24_4"><text:s/></text:span><text:span text:style-name="T24_5">into</text:span><text:span text:style-name="T24_6"><text:s/>21</text:span><text:span text:style-name="T24_7">st</text:span><text:span text:style-name="T24_8"><text:s/></text:span><text:span text:style-name="T24_9">century</text:span><text:span text:style-name="T24_10"><text:s/></text:span><text:span text:style-name="T24_11">by</text:span><text:span text:style-name="T24_12"><text:s/></text:span><text:span text:style-name="T24_13">building</text:span><text:span text:style-name="T24_14"><text:s/></text:span><text:span text:style-name="T24_15">data</text:span><text:span text:style-name="T24_16">-</text:span><text:span text:style-name="T24_17">driven</text:span><text:span text:style-name="T24_18"><text:s/></text:span><text:span text:style-name="T24_19">websites</text:span><text:span text:style-name="T24_20"><text:s/></text:span><text:span text:style-name="T24_21">to</text:span><text:span text:style-name="T24_22"><text:s/></text:span><text:span text:style-name="T24_23">increase</text:span><text:span text:style-name="T24_24"><text:s/></text:span><text:span text:style-name="T24_25">sales</text:span><text:span text:style-name="T24_26"><text:s/></text:span><text:span text:style-name="T24_27">and</text:span><text:span text:style-name="T24_28"><text:s/></text:span><text:span text:style-name="T24_29">capture</text:span><text:span text:style-name="T24_30"><text:s/></text:span><text:span text:style-name="T24_31">leads</text:span></text:p>
        </text:list-item>
        <text:list-item>
          <text:p text:style-name="P25"><text:span text:style-name="T25_1">Gained</text:span><text:span text:style-name="T25_2"><text:s/></text:span><text:span text:style-name="T25_3">formative</text:span><text:span text:style-name="T25_4"><text:s/></text:span><text:span text:style-name="T25_5">experience</text:span><text:span text:style-name="T25_6"><text:s/></text:span><text:span text:style-name="T25_7">across</text:span><text:span text:style-name="T25_8"><text:s/></text:span><text:span text:style-name="T25_9">full</text:span><text:span text:style-name="T25_10"><text:s/></text:span><text:span text:style-name="T25_11">development</text:span><text:span text:style-name="T25_12"><text:s/></text:span><text:span text:style-name="T25_13">stack</text:span></text:p>
        </text:list-item>
      </text:list>
      <text:p text:style-name="P26"/>
      <text:p text:style-name="P27"><text:span text:style-name="T27_1">EDUCATION</text:span></text:p>
      <text:p text:style-name="P28"><text:span text:style-name="T28_1">Utah</text:span><text:span text:style-name="T28_2"><text:s/></text:span><text:span text:style-name="T28_3">State</text:span><text:span text:style-name="T28_4"><text:s/></text:span><text:span text:style-name="T28_5">University</text:span><text:span text:style-name="T28_6"><text:s/></text:span><text:span text:style-name="T28_7"> <text:s/></text:span><text:span text:style-name="T28_8">Logan</text:span><text:span text:style-name="T28_9">,<text:s/></text:span><text:span text:style-name="T28_10">Utah</text:span><text:span text:style-name="T28_11"><text:s/>        <text:s/></text:span><text:span text:style-name="T28_12">July</text:span><text:span text:style-name="T28_13"><text:s/>2016</text:span></text:p>
      <text:p text:style-name="P29"><text:span text:style-name="T29_1">Computer</text:span><text:span text:style-name="T29_2"><text:s/></text:span><text:span text:style-name="T29_3">Science</text:span><text:span text:style-name="T29_4">,<text:s/></text:span><text:span text:style-name="T29_5">M</text:span><text:span text:style-name="T29_6">.</text:span><text:span text:style-name="T29_7">S</text:span><text:span text:style-name="T29_8">.,<text:s/></text:span><text:span text:style-name="T29_9">GPA</text:span><text:span text:style-name="T29_10"><text:s/>3.89</text:span></text:p>
      <text:list text:style-name="LS4" xml:id="list9">
        <text:list-item>
          <text:p text:style-name="P30"><text:span text:style-name="T30_1">Emphasis</text:span><text:span text:style-name="T30_2"><text:s/></text:span><text:span text:style-name="T30_3">in</text:span><text:span text:style-name="T30_4"><text:s/></text:span><text:span text:style-name="T30_5">machine</text:span><text:span text:style-name="T30_6"><text:s/></text:span><text:span text:style-name="T30_7">learning</text:span><text:span text:style-name="T30_8">,<text:s/></text:span><text:span text:style-name="T30_9">optimization</text:span><text:span text:style-name="T30_10">,</text:span><text:span text:style-name="T30_11"><text:s/></text:span><text:span text:style-name="T30_12">and</text:span><text:span text:style-name="T30_13"><text:s/></text:span><text:span text:style-name="T30_14">computational</text:span><text:span text:style-name="T30_15"><text:s/></text:span><text:span text:style-name="T30_16">biology</text:span></text:p>
        </text:list-item>
        <text:list-item>
          <text:p text:style-name="P31"><text:span text:style-name="T31_1">Select</text:span><text:span text:style-name="T31_2"><text:s/></text:span><text:span text:style-name="T31_3">course</text:span><text:span text:style-name="T31_4">s</text:span><text:span text:style-name="T31_5">:<text:s/></text:span><text:span text:style-name="T31_6">Intelligent</text:span><text:span text:style-name="T31_7"><text:s/></text:span><text:span text:style-name="T31_8">Systems</text:span><text:span text:style-name="T31_9">,<text:s/></text:span><text:span text:style-name="T31_10">Speech</text:span><text:span text:style-name="T31_11"><text:s/></text:span><text:span text:style-name="T31_12">and</text:span><text:span text:style-name="T31_13"><text:s/></text:span><text:span text:style-name="T31_14">Natural</text:span><text:span text:style-name="T31_15"><text:s/></text:span><text:span text:style-name="T31_16">Lang</text:span><text:span text:style-name="T31_17">.</text:span><text:span text:style-name="T31_18"><text:s/></text:span><text:span text:style-name="T31_19">Processing</text:span><text:span text:style-name="T31_20">,<text:s/></text:span><text:span text:style-name="T31_21">Bioinformatics</text:span><text:span text:style-name="T31_22">,<text:s/></text:span><text:span text:style-name="T31_23">Adv</text:span><text:span text:style-name="T31_24">.<text:s/></text:span><text:span text:style-name="T31_25">Database</text:span><text:span text:style-name="T31_26"><text:s/></text:span><text:span text:style-name="T31_27">Sys</text:span></text:p>
        </text:list-item>
        <text:list-item>
          <text:p text:style-name="P32"><text:span text:style-name="T32_1">Thesis</text:span><text:span text:style-name="T32_2">:<text:s/></text:span><text:span text:style-name="T32_3">Fitting</text:span><text:span text:style-name="T32_4"><text:s/></text:span><text:span text:style-name="T32_5">a</text:span><text:span text:style-name="T32_6"><text:s/></text:span><text:span text:style-name="T32_7">Multiscale</text:span><text:span text:style-name="T32_8"><text:s/></text:span><text:span text:style-name="T32_9">Biofilm</text:span><text:span text:style-name="T32_10"><text:s/></text:span><text:span text:style-name="T32_11">Model</text:span><text:span text:style-name="T32_12"><text:s/></text:span><text:span text:style-name="T32_13">using</text:span><text:span text:style-name="T32_14"><text:s/></text:span><text:span text:style-name="T32_15">a</text:span><text:span text:style-name="T32_16"><text:s/></text:span><text:span text:style-name="T32_17">Parallelized</text:span><text:span text:style-name="T32_18"><text:s/></text:span><text:span text:style-name="T32_19">Multi</text:span><text:span text:style-name="T32_20">-</text:span><text:span text:style-name="T32_21">objective</text:span><text:span text:style-name="T32_22"><text:s/></text:span><text:span text:style-name="T32_23">Genetic</text:span><text:span text:style-name="T32_24"><text:s/></text:span><text:span text:style-name="T32_25">Algorithm</text:span></text:p>
        </text:list-item>
      </text:list>
      <text:p text:style-name="P33"><text:span text:style-name="T33_1">University</text:span><text:span text:style-name="T33_2"><text:s/></text:span><text:span text:style-name="T33_3">of</text:span><text:span text:style-name="T33_4"><text:s/></text:span><text:span text:style-name="T33_5">Utah</text:span><text:span text:style-name="T33_6"><text:s/></text:span><text:span text:style-name="T33_7"> <text:s/></text:span><text:span text:style-name="T33_8">Salt</text:span><text:span text:style-name="T33_9"><text:s/></text:span><text:span text:style-name="T33_10">Lake</text:span><text:span text:style-name="T33_11"><text:s/></text:span><text:span text:style-name="T33_12">City</text:span><text:span text:style-name="T33_13">,<text:s/></text:span><text:span text:style-name="T33_14">Utah</text:span><text:span text:style-name="T33_15"><text:s/>        <text:s/></text:span><text:span text:style-name="T33_16">May</text:span><text:span text:style-name="T33_17"><text:s/>2012</text:span></text:p>
      <text:p text:style-name="P34"><text:span text:style-name="T34_1">Psychology</text:span><text:span text:style-name="T34_2">,<text:s/></text:span><text:span text:style-name="T34_3">B</text:span><text:span text:style-name="T34_4">.</text:span><text:span text:style-name="T34_5">S</text:span><text:span text:style-name="T34_6">.,<text:s/></text:span><text:span text:style-name="T34_7">GPA</text:span><text:span text:style-name="T34_8"><text:s/>3.75</text:span></text:p>
      <text:p text:style-name="P35"><text:span text:style-name="T35_1">University</text:span><text:span text:style-name="T35_2"><text:s/></text:span><text:span text:style-name="T35_3">of</text:span><text:span text:style-name="T35_4"><text:s/></text:span><text:span text:style-name="T35_5">Utah</text:span><text:span text:style-name="T35_6"><text:s/></text:span><text:span text:style-name="T35_7"> <text:s/></text:span><text:span text:style-name="T35_8">Salt</text:span><text:span text:style-name="T35_9"><text:s/></text:span><text:span text:style-name="T35_10">Lake</text:span><text:span text:style-name="T35_11"><text:s/></text:span><text:span text:style-name="T35_12">City</text:span><text:span text:style-name="T35_13">,<text:s/></text:span><text:span text:style-name="T35_14">Utah</text:span><text:span text:style-name="T35_15"><text:s/>        <text:s/></text:span><text:span text:style-name="T35_16">May</text:span><text:span text:style-name="T35_17"><text:s/>2012</text:span></text:p>
      <text:p text:style-name="P36"><text:span text:style-name="T36_1">Philosophy</text:span><text:span text:style-name="T36_2">,<text:s/></text:span><text:span text:style-name="T36_3">B</text:span><text:span text:style-name="T36_4">.</text:span><text:span text:style-name="T36_5">S</text:span><text:span text:style-name="T36_6">.,<text:s/></text:span><text:span text:style-name="T36_7">GPA</text:span><text:span text:style-name="T36_8"><text:s/>3.75</text:span></text:p>
      <text:p text:style-name="P37"><text:span text:style-name="T37_1"><text:s/></text:span><text:span text:style-name="T37_2">Honors</text:span><text:span text:style-name="T37_3">:</text:span><text:span text:style-name="T37_4"><text:s/></text:span><text:span text:style-name="T37_5">Dean</text:span><text:span text:style-name="T37_6">'</text:span><text:span text:style-name="T37_7">s</text:span><text:span text:style-name="T37_8"><text:s/></text:span><text:span text:style-name="T37_9">List</text:span><text:span text:style-name="T37_10"><text:s/></text:span><text:span text:style-name="T37_11">for</text:span><text:span text:style-name="T37_12"><text:s/>7<text:s/></text:span><text:span text:style-name="T37_13">semesters</text:span><text:span text:style-name="T37_14">,<text:s/></text:span><text:span text:style-name="T37_15">Honors</text:span><text:span text:style-name="T37_16"><text:s/></text:span><text:span text:style-name="T37_17">At</text:span><text:span text:style-name="T37_18"><text:s/></text:span><text:span text:style-name="T37_19">Entrance</text:span><text:span text:style-name="T37_20"><text:s/></text:span><text:span text:style-name="T37_21">Scholarship</text:span><text:span text:style-name="T37_22"><text:s/>(</text:span><text:span text:style-name="T37_23">full</text:span><text:span text:style-name="T37_24">-</text:span><text:span text:style-name="T37_25">tuition</text:span><text:span text:style-name="T37_26">)</text:span></text:p>
      <text:list text:style-name="LS5" xml:id="list12">
        <text:list-item>
          <text:p text:style-name="P38"><text:span text:style-name="T38_1">A</text:span><text:span text:style-name="T38_2">ddnl</text:span><text:span text:style-name="T38_3">.</text:span><text:span text:style-name="T38_4"><text:s/></text:span><text:span text:style-name="T38_5">course</text:span><text:span text:style-name="T38_6">s</text:span><text:span text:style-name="T38_7">:<text:s/></text:span><text:span text:style-name="T38_8">Calculus</text:span><text:span text:style-name="T38_9"><text:s/></text:span><text:span text:style-name="T38_10">I</text:span><text:span text:style-name="T38_11">,<text:s/></text:span><text:span text:style-name="T38_12">II</text:span><text:span text:style-name="T38_13">,<text:s/></text:span><text:span text:style-name="T38_14">III</text:span><text:span text:style-name="T38_15">;<text:s/></text:span><text:span text:style-name="T38_16">Linear</text:span><text:span text:style-name="T38_17"><text:s/></text:span><text:span text:style-name="T38_18">Algebra</text:span><text:span text:style-name="T38_19">;<text:s/></text:span><text:span text:style-name="T38_20">Foundations</text:span><text:span text:style-name="T38_21"><text:s/></text:span><text:span text:style-name="T38_22">of</text:span><text:span text:style-name="T38_23"><text:s/></text:span><text:span text:style-name="T38_24">Analysis</text:span><text:span text:style-name="T38_25">;<text:s/></text:span><text:span text:style-name="T38_26">Discrete</text:span><text:span text:style-name="T38_27"><text:s/></text:span><text:span text:style-name="T38_28">Structures</text:span><text:span text:style-name="T38_29">;<text:s/></text:span><text:span text:style-name="T38_30">Symbolic</text:span><text:span text:style-name="T38_31"><text:s/></text:span><text:span text:style-name="T38_32">Logic</text:span></text:p>
        </text:list-item>
      </text:list>
      <text:p text:style-name="P39"><text:span text:style-name="T39_1">Additional</text:span><text:span text:style-name="T39_2"><text:s/></text:span><text:span text:style-name="T39_3">Honors</text:span><text:span text:style-name="T39_4">:<text:s/></text:span><text:span text:style-name="T39_5">Cottonwood</text:span><text:span text:style-name="T39_6"><text:s/></text:span><text:span text:style-name="T39_7">High</text:span><text:span text:style-name="T39_8"><text:s/></text:span><text:span text:style-name="T39_9">Salutatorian</text:span><text:span text:style-name="T39_10"><text:s/></text:span><text:span text:style-name="T39_11">in</text:span><text:span text:style-name="T39_12"><text:s/>2007<text:s/>(2</text:span><text:span text:style-name="T39_13">nd</text:span><text:span text:style-name="T39_14"><text:s/></text:span><text:span text:style-name="T39_15">in</text:span><text:span text:style-name="T39_16"><text:s/></text:span><text:span text:style-name="T39_17">graduating</text:span><text:span text:style-name="T39_18"><text:s/></text:span><text:span text:style-name="T39_19">class</text:span><text:span text:style-name="T39_20"><text:s/></text:span><text:span text:style-name="T39_21">of</text:span><text:span text:style-name="T39_22"><text:s/>600),<text:s/></text:span><text:span text:style-name="T39_23">Eagle</text:span><text:span text:style-name="T39_24"><text:s/></text:span><text:span text:style-name="T39_25">Scout</text:span><text:span text:style-name="T39_26">,<text:s/></text:span><text:span text:style-name="T39_27">National</text:span><text:span text:style-name="T39_28"><text:s/></text:span><text:span text:style-name="T39_29">AP</text:span><text:span text:style-name="T39_30"><text:s/></text:span><text:span text:style-name="T39_31">Scholar</text:span></text:p>
      <text:p text:style-name="P40"><text:span text:style-name="T40_1">PUBLICATIONS</text:span></text:p>
      <text:list text:style-name="LS6" xml:id="list13">
        <text:list-item>
          <text:p text:style-name="P41"><text:span text:style-name="T41_1">Third</text:span><text:span text:style-name="T41_2"><text:s/></text:span><text:span text:style-name="T41_3">author</text:span><text:span text:style-name="T41_4"><text:s/></text:span><text:span text:style-name="T41_5">on</text:span><text:span text:style-name="T41_6"><text:s/></text:span><text:span text:style-name="T41_7">Bridging</text:span><text:span text:style-name="T41_8"><text:s/></text:span><text:span text:style-name="T41_9">the</text:span><text:span text:style-name="T41_10"><text:s/></text:span><text:span text:style-name="T41_11">multiscale</text:span><text:span text:style-name="T41_12"><text:s/></text:span><text:span text:style-name="T41_13">gap</text:span><text:span text:style-name="T41_14">:<text:s/></text:span><text:span text:style-name="T41_15">Identifying</text:span><text:span text:style-name="T41_16"><text:s/></text:span><text:span text:style-name="T41_17">cellular</text:span><text:span text:style-name="T41_18"><text:s/></text:span><text:span text:style-name="T41_19">parameters</text:span><text:span text:style-name="T41_20"><text:s/></text:span><text:span text:style-name="T41_21">from</text:span><text:span text:style-name="T41_22"><text:s/></text:span><text:span text:style-name="T41_23">multicellular</text:span><text:span text:style-name="T41_24"><text:s/></text:span><text:span text:style-name="T41_25">data</text:span></text:p>
        </text:list-item>
        <text:list-item>
          <text:p text:style-name="P42"><text:span text:style-name="T42_1">Two</text:span><text:span text:style-name="T42_2"><text:s/></text:span><text:span text:style-name="T42_3">additional</text:span><text:span text:style-name="T42_4"><text:s/></text:span><text:span text:style-name="T42_5">publications</text:span><text:span text:style-name="T42_6"><text:s/></text:span><text:span text:style-name="T42_7">on</text:span><text:span text:style-name="T42_8"><text:s/></text:span><text:span text:style-name="T42_9">biofilm</text:span><text:span text:style-name="T42_10"><text:s/></text:span><text:span text:style-name="T42_11">modelling</text:span><text:span text:style-name="T42_12"><text:s/></text:span><text:span text:style-name="T42_13">and</text:span><text:span text:style-name="T42_14"><text:s/></text:span><text:span text:style-name="T42_15">parameter</text:span><text:span text:style-name="T42_16"><text:s/></text:span><text:span text:style-name="T42_17">fitting</text:span><text:span text:style-name="T42_18"><text:s/></text:span><text:span text:style-name="T42_19">are</text:span><text:span text:style-name="T42_20"><text:s/></text:span><text:span text:style-name="T42_21">in</text:span><text:span text:style-name="T42_22">-</text:span><text:span text:style-name="T42_23">progress</text:span></text:p>
        </text:list-item>
      </text:list>
      <text:p text:style-name="P43"/>
      <text:p text:style-name="P44"><text:span text:style-name="T44_1">SKILLS</text:span><text:span text:style-name="T44_2"><text:s/></text:span><text:span text:style-name="T44_3">and</text:span><text:span text:style-name="T44_4"><text:s/></text:span><text:span text:style-name="T44_5">TECHNOLOGIES</text:span></text:p>
      <text:list text:style-name="LS6" xml:id="list15">
        <text:list-item>
          <text:p text:style-name="P45"><text:span text:style-name="T45_1">Web</text:span><text:span text:style-name="T45_2"><text:s/></text:span><text:span text:style-name="T45_3">and</text:span><text:span text:style-name="T45_4"><text:s/></text:span><text:span text:style-name="T45_5">App</text:span><text:span text:style-name="T45_6"><text:s/>-<text:s/></text:span><text:span text:style-name="T45_7">full</text:span><text:span text:style-name="T45_8"><text:s/></text:span><text:span text:style-name="T45_9">stack</text:span><text:span text:style-name="T45_10">,<text:s/></text:span><text:span text:style-name="T45_11">big</text:span><text:span text:style-name="T45_12"><text:s/></text:span><text:span text:style-name="T45_13">data</text:span><text:span text:style-name="T45_14">,<text:s/></text:span><text:span text:style-name="T45_15">speech</text:span><text:span text:style-name="T45_16"><text:s/></text:span><text:span text:style-name="T45_17">and</text:span><text:span text:style-name="T45_18"><text:s/></text:span><text:span text:style-name="T45_19">language</text:span><text:span text:style-name="T45_20"><text:s/></text:span><text:span text:style-name="T45_21">processing</text:span><text:span text:style-name="T45_22">,<text:s/></text:span><text:span text:style-name="T45_23">data</text:span><text:span text:style-name="T45_24"><text:s/></text:span><text:span text:style-name="T45_25">visualization</text:span><text:span text:style-name="T45_26">,<text:s/></text:span><text:span text:style-name="T45_27">machine</text:span><text:span text:style-name="T45_28"><text:s/></text:span><text:span text:style-name="T45_29">learning</text:span><text:span text:style-name="T45_30"><text:s/></text:span></text:p>
        </text:list-item>
        <text:list-item>
          <text:p text:style-name="P46"><text:span text:style-name="T46_1">C</text:span><text:span text:style-name="T46_2">#,<text:s/></text:span><text:span text:style-name="T46_3">Java</text:span><text:span text:style-name="T46_4">,<text:s/></text:span><text:span text:style-name="T46_5">Python</text:span><text:span text:style-name="T46_6">,<text:s/></text:span><text:span text:style-name="T46_7">Matlab</text:span><text:span text:style-name="T46_8">,<text:s/></text:span><text:span text:style-name="T46_9">C</text:span><text:span text:style-name="T46_10">++,<text:s/>.</text:span><text:span text:style-name="T46_11">NET</text:span><text:span text:style-name="T46_12">,<text:s/></text:span><text:span text:style-name="T46_13">SQL</text:span><text:span text:style-name="T46_14">,<text:s/></text:span><text:span text:style-name="T46_15">MapReduce</text:span><text:span text:style-name="T46_16">,<text:s/></text:span><text:span text:style-name="T46_17">MVC</text:span><text:span text:style-name="T46_18">,<text:s/></text:span><text:span text:style-name="T46_19">Powershell</text:span><text:span text:style-name="T46_20">,<text:s/></text:span><text:span text:style-name="T46_21">Javascript</text:span><text:span text:style-name="T46_22">,<text:s/></text:span><text:span text:style-name="T46_23">Jquery</text:span><text:span text:style-name="T46_24">,<text:s/></text:span><text:span text:style-name="T46_25">Git</text:span><text:span text:style-name="T46_26">,<text:s/></text:span><text:span text:style-name="T46_27">TFS</text:span><text:span text:style-name="T46_28"><text:s/></text:span></text:p>
        </text:list-item>
      </text:list>
      <text:p text:style-name="P47"/>
      <text:p text:style-name="P48"><text:span text:style-name="T48_1">See</text:span><text:span text:style-name="T48_2"><text:s/></text:span><text:span text:style-name="T48_3"><text:a xlink:type="simple" xlink:href="https://rehpotsirhc.github.io/"><text:span text:style-name="T48_4">https</text:span></text:a></text:span><text:span text:style-name="T48_5"><text:a xlink:type="simple" xlink:href="https://rehpotsirhc.github.io/"><text:span text:style-name="T48_6">://</text:span></text:a></text:span><text:span text:style-name="T48_7"><text:a xlink:type="simple" xlink:href="https://rehpotsirhc.github.io/"><text:span text:style-name="T48_8">rehpotsirhc</text:span></text:a></text:span><text:span text:style-name="T48_9"><text:a xlink:type="simple" xlink:href="https://rehpotsirhc.github.io/"><text:span text:style-name="T48_10">.</text:span></text:a></text:span><text:span text:style-name="T48_11"><text:a xlink:type="simple" xlink:href="https://rehpotsirhc.github.io/"><text:span text:style-name="T48_12">github</text:span></text:a></text:span><text:span text:style-name="T48_13"><text:a xlink:type="simple" xlink:href="https://rehpotsirhc.github.io/"><text:span text:style-name="T48_14">.</text:span></text:a></text:span><text:span text:style-name="T48_15"><text:a xlink:type="simple" xlink:href="https://rehpotsirhc.github.io/"><text:span text:style-name="T48_16">io</text:span></text:a></text:span><text:span text:style-name="T48_17"><text:a xlink:type="simple" xlink:href="https://rehpotsirhc.github.io/"><text:span text:style-name="T48_18">/</text:span></text:a></text:span><text:span text:style-name="T48_19"><text:s/></text:span><text:span text:style-name="T48_20">for</text:span><text:span text:style-name="T48_21"><text:s/></text:span><text:span text:style-name="T48_22">more</text:span><text:span text:style-name="T48_23"><text:s/></text:span><text:span text:style-name="T48_24">information</text:span><text:span text:style-name="T48_25"><text:s/></text:span><text:span text:style-name="T48_26">on</text:span><text:span text:style-name="T48_27"><text:s/></text:span><text:span text:style-name="T48_28">my</text:span><text:span text:style-name="T48_29"><text:s/></text:span><text:span text:style-name="T48_30">master</text:span><text:span text:style-name="T48_31">’</text:span><text:span text:style-name="T48_32">s</text:span><text:span text:style-name="T48_33"><text:s/></text:span><text:span text:style-name="T48_34">thesis</text:span><text:span text:style-name="T48_35">,<text:s/></text:span><text:span text:style-name="T48_36">publications</text:span><text:span text:style-name="T48_37">,<text:s/></text:span><text:span text:style-name="T48_38">and</text:span><text:span text:style-name="T48_39"><text:s/></text:span><text:span text:style-name="T48_40">code</text:span><text:span text:style-name="T48_41"><text:s/></text:span><text:span text:style-name="T48_42">sampl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➔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➔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➔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➔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➔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◆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➔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